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60000048368F55A19.png"/>
  <manifest:file-entry manifest:media-type="image/png" manifest:full-path="Pictures/10000201000011520000174413F496CF.png"/>
  <manifest:file-entry manifest:media-type="image/png" manifest:full-path="Pictures/10000000000002DE000003D0669A97D7.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 manifest:full-path="Object 22/images/Bitmaps/"/>
  <manifest:file-entry manifest:media-type="" manifest:full-path="Object 22/images/"/>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1" svg:font-family="Arial" style:font-family-generic="roman"/>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padding="0.0291in" fo:border-left="none" fo:border-right="none" fo:border-top="none" fo:border-bottom="0.0008in solid #000000" style:join-border="false"/>
      <style:text-properties style:font-name="Liberation Serif2"/>
    </style:style>
    <style:style style:name="P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 style:family="paragraph" style:parent-style-name="Standard">
      <style:paragraph-properties fo:line-height="100%" fo:text-align="start" style:justify-single-word="false">
        <style:tab-stops>
          <style:tab-stop style:position="0.4909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9"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8pt" fo:language="en" fo:country="US" fo:font-style="normal" style:text-underline-style="none" fo:font-weight="normal" style:font-name-asian="DejaVu Sans1" style:font-size-asian="8pt" style:language-asian="zxx" style:country-asian="none" style:font-style-asian="normal" style:font-weight-asian="normal" style:font-name-complex="DejaVu Sans1" style:font-size-complex="8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style>
    <style:style style:name="P11" style:family="paragraph" style:parent-style-name="Standard">
      <style:text-properties style:font-name="Liberation Serif2"/>
    </style:style>
    <style:style style:name="P12" style:family="paragraph" style:parent-style-name="Standard">
      <style:text-properties style:font-name="Liberation Serif2" fo:font-weight="normal" style:font-weight-asian="normal" style:font-weight-complex="normal"/>
    </style:style>
    <style:style style:name="P13" style:family="paragraph" style:parent-style-name="Standard">
      <style:text-properties style:font-name="Liberation Serif2" fo:font-weight="bold" style:font-weight-asian="bold" style:font-weight-complex="bold"/>
    </style:style>
    <style:style style:name="P14" style:family="paragraph" style:parent-style-name="Standard">
      <style:paragraph-properties fo:text-align="center" style:justify-single-word="false"/>
      <style:text-properties style:font-name="Liberation Serif2" fo:font-weight="bold" style:font-weight-asian="bold" style:font-weight-complex="bold"/>
    </style:style>
    <style:style style:name="P15" style:family="paragraph" style:parent-style-name="Standard">
      <style:paragraph-properties>
        <style:tab-stops/>
      </style:paragraph-properties>
      <style:text-properties style:font-name="Liberation Serif2"/>
    </style:style>
    <style:style style:name="P16" style:family="paragraph" style:parent-style-name="Standard">
      <style:text-properties style:font-name="Liberation Serif1"/>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8"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23" style:family="paragraph" style:parent-style-name="Standard">
      <style:paragraph-properties fo:margin-left="0in" fo:margin-right="0in" fo:text-indent="0in" style:auto-text-indent="false"/>
      <style:text-properties style:font-name="Liberation Serif2"/>
    </style:style>
    <style:style style:name="P24"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5"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26" style:family="paragraph" style:parent-style-name="Standard">
      <style:paragraph-properties fo:margin-left="0in" fo:margin-right="0in" fo:text-indent="0in" style:auto-text-indent="false"/>
      <style:text-properties style:font-name="Liberation Serif2" fo:font-weight="normal" style:font-weight-asian="normal" style:font-weight-complex="normal"/>
    </style:style>
    <style:style style:name="P27" style:family="paragraph" style:parent-style-name="Standard">
      <style:paragraph-properties fo:margin-left="0in" fo:margin-right="0in" fo:text-indent="0in" style:auto-text-indent="false">
        <style:tab-stops/>
      </style:paragraph-properties>
      <style:text-properties style:font-name="Liberation Serif2" fo:font-weight="normal" style:font-weight-asian="normal" style:font-weight-complex="normal"/>
    </style:style>
    <style:style style:name="P2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3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4"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3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36"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7"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8" style:family="paragraph" style:parent-style-name="Standard">
      <style:paragraph-properties fo:margin-left="3.4465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9" style:family="paragraph" style:parent-style-name="Standard">
      <style:paragraph-properties fo:margin-left="0.4925in" fo:margin-right="0in" fo:text-indent="0in" style:auto-text-indent="false"/>
    </style:style>
    <style:style style:name="P4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4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43" style:family="paragraph" style:parent-style-name="Standard">
      <style:paragraph-properties fo:margin-left="0.4925in" fo:margin-right="0in" fo:text-indent="0in" style:auto-text-indent="false"/>
      <style:text-properties style:font-name="Liberation Serif2"/>
    </style:style>
    <style:style style:name="P44" style:family="paragraph" style:parent-style-name="Standard">
      <style:paragraph-properties fo:margin-left="0.4925in" fo:margin-right="0in" fo:text-indent="0in" style:auto-text-indent="false"/>
      <style:text-properties style:font-name="Liberation Serif2" fo:font-weight="normal" style:font-weight-asian="normal" style:font-weight-complex="normal"/>
    </style:style>
    <style:style style:name="P4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8" style:family="paragraph" style:parent-style-name="Standard">
      <style:paragraph-properties fo:margin-left="0.9846in" fo:margin-right="0in" fo:text-indent="0in" style:auto-text-indent="false"/>
      <style:text-properties style:font-name="Liberation Serif2"/>
    </style:style>
    <style:style style:name="P49" style:family="paragraph" style:parent-style-name="Standard">
      <style:paragraph-properties fo:margin-left="1.4772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text-properties style:use-window-font-color="true" style:text-position="sub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1" style:family="paragraph" style:parent-style-name="Standard">
      <style:paragraph-properties fo:break-before="page"/>
    </style:style>
    <style:style style:name="P52"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3"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4"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fo:break-before="page"/>
      <style:text-properties style:font-name="Liberation Serif2" fo:font-weight="bold" style:font-weight-asian="bold" style:font-weight-complex="bold"/>
    </style:style>
    <style:style style:name="P56" style:family="paragraph" style:parent-style-name="Table_20_Contents">
      <style:paragraph-properties fo:margin-left="-0.0008in" fo:margin-right="-0.0008in" fo:text-align="start"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7" style:family="paragraph" style:parent-style-name="Table_20_Contents">
      <style:paragraph-properties fo:margin-left="-0.0008in" fo:margin-right="-0.0008in" fo:text-align="center"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8" style:family="paragraph" style:parent-style-name="Table_20_Contents">
      <style:paragraph-properties fo:margin-left="-0.0008in" fo:margin-right="-0.0008in" fo:text-align="end"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9" style:family="paragraph" style:parent-style-name="Standard">
      <style:paragraph-properties fo:margin-left="0.5in" fo:margin-right="0in" fo:text-indent="-0.25in" style:auto-text-indent="false">
        <style:tab-stops/>
      </style:paragraph-properties>
      <style:text-properties style:font-name="Liberation Serif1"/>
    </style:style>
    <style:style style:name="P60" style:family="paragraph" style:parent-style-name="Standard">
      <style:paragraph-properties fo:margin-left="0.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1" style:family="paragraph" style:parent-style-name="Standard">
      <style:paragraph-properties fo:margin-left="0.5in" fo:margin-right="0in" fo:text-indent="-0.25in" style:auto-text-indent="false">
        <style:tab-stops/>
      </style:paragraph-properties>
    </style:style>
    <style:style style:name="P62" style:family="paragraph" style:parent-style-name="Standard">
      <style:paragraph-properties fo:margin-left="0.75in" fo:margin-right="0in" fo:text-indent="-0.25in" style:auto-text-indent="false">
        <style:tab-stops/>
      </style:paragraph-properties>
      <style:text-properties style:font-name="Liberation Serif2" fo:font-weight="normal" style:font-weight-asian="normal" style:font-weight-complex="normal"/>
    </style:style>
    <style:style style:name="P63" style:family="paragraph" style:parent-style-name="Standard">
      <style:paragraph-properties fo:margin-left="0.75in" fo:margin-right="0in" fo:text-indent="-0.25in" style:auto-text-indent="false">
        <style:tab-stops/>
      </style:paragraph-properties>
      <style:text-properties style:font-name="Liberation Serif2"/>
    </style:style>
    <style:style style:name="P64" style:family="paragraph" style:parent-style-name="Standard">
      <style:paragraph-properties fo:margin-left="0.7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5" style:family="paragraph" style:parent-style-name="Standard" style:master-page-name="Standard">
      <style:paragraph-properties fo:margin-left="0in" fo:margin-right="0in" fo:text-align="start" style:justify-single-word="false" fo:text-indent="0in" style:auto-text-indent="false" style:page-number="235" fo:break-before="page"/>
      <style:text-properties style:text-outline="true" style:font-name="Liberation Serif2" fo:font-size="12pt" fo:font-style="normal" style:font-size-asian="10.5pt" style:font-style-asian="normal" style:font-size-complex="12pt" style:font-style-complex="normal"/>
    </style:style>
    <style:style style:name="P6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67" style:family="paragraph" style:parent-style-name="Standard" style:list-style-name="L23">
      <style:paragraph-properties fo:margin-left="0in" fo:margin-right="0in" fo:text-indent="0in" style:auto-text-indent="false"/>
      <style:text-properties style:font-name="Liberation Serif2"/>
    </style:style>
    <style:style style:name="P68"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1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1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7" style:family="paragraph" style:parent-style-name="Standard" style:list-style-name="L2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8" style:family="paragraph" style:parent-style-name="Standard" style:list-style-name="L2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2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0"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1" style:family="paragraph" style:parent-style-name="Standard" style:list-style-name="L2">
      <style:paragraph-properties fo:line-height="100%" fo:text-align="start" style:justify-single-word="false">
        <style:tab-stops>
          <style:tab-stop style:position="0.5in"/>
        </style:tab-stops>
      </style:paragraph-properties>
    </style:style>
    <style:style style:name="P82" style:family="paragraph" style:parent-style-name="Standard" style:list-style-name="L18">
      <style:paragraph-properties fo:line-height="100%" fo:text-align="start" style:justify-single-word="false">
        <style:tab-stops>
          <style:tab-stop style:position="0.5in"/>
        </style:tab-stops>
      </style:paragraph-properties>
    </style:style>
    <style:style style:name="P83" style:family="paragraph" style:parent-style-name="Standard" style:list-style-name="L25">
      <style:paragraph-properties fo:line-height="100%" fo:text-align="start" style:justify-single-word="false">
        <style:tab-stops>
          <style:tab-stop style:position="0.5in"/>
        </style:tab-stops>
      </style:paragraph-properties>
    </style:style>
    <style:style style:name="P84" style:family="paragraph" style:parent-style-name="Standard" style:list-style-name="L9">
      <style:text-properties style:font-name="Liberation Serif2" fo:font-weight="normal" style:font-weight-asian="normal" style:font-weight-complex="normal"/>
    </style:style>
    <style:style style:name="P85" style:family="paragraph" style:parent-style-name="Standard" style:list-style-name="L10">
      <style:text-properties style:font-name="Liberation Serif2" fo:font-weight="normal" style:font-weight-asian="normal" style:font-weight-complex="normal"/>
    </style:style>
    <style:style style:name="P86" style:family="paragraph" style:parent-style-name="Standard" style:list-style-name="L11">
      <style:text-properties style:font-name="Liberation Serif2" fo:font-weight="normal" style:font-weight-asian="normal" style:font-weight-complex="normal"/>
    </style:style>
    <style:style style:name="P87" style:family="paragraph" style:parent-style-name="Standard" style:list-style-name="L12">
      <style:text-properties style:font-name="Liberation Serif2" fo:font-weight="normal" style:font-weight-asian="normal" style:font-weight-complex="normal"/>
    </style:style>
    <style:style style:name="P88" style:family="paragraph" style:parent-style-name="Standard" style:list-style-name="L13">
      <style:text-properties style:font-name="Liberation Serif2" fo:font-weight="normal" style:font-weight-asian="normal" style:font-weight-complex="normal"/>
    </style:style>
    <style:style style:name="P89" style:family="paragraph" style:parent-style-name="Standard" style:list-style-name="L14">
      <style:text-properties style:font-name="Liberation Serif2" fo:font-weight="normal" style:font-weight-asian="normal" style:font-weight-complex="normal"/>
    </style:style>
    <style:style style:name="P90" style:family="paragraph" style:parent-style-name="Standard" style:list-style-name="L22">
      <style:text-properties style:font-name="Liberation Serif2"/>
    </style:style>
    <style:style style:name="P91" style:family="paragraph" style:parent-style-name="Standard" style:list-style-name="L22">
      <style:paragraph-properties>
        <style:tab-stops/>
      </style:paragraph-properties>
      <style:text-properties style:font-name="Liberation Serif2"/>
    </style:style>
    <style:style style:name="P92" style:family="paragraph" style:parent-style-name="Standard" style:list-style-name="L23">
      <style:text-properties style:font-name="Liberation Serif2"/>
    </style:style>
    <style:style style:name="P93" style:family="paragraph" style:parent-style-name="Standard" style:list-style-name="L3">
      <style:paragraph-properties fo:margin-left="3.939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4" style:family="paragraph" style:parent-style-name="Standard" style:list-style-name="L15">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5" style:family="paragraph" style:parent-style-name="Standard" style:list-style-name="L16">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6" style:family="paragraph" style:parent-style-name="Standard" style:list-style-name="L22">
      <style:paragraph-properties fo:margin-left="0.5in" fo:margin-right="0in" fo:text-indent="-0.25in" style:auto-text-indent="false">
        <style:tab-stops/>
      </style:paragraph-properties>
      <style:text-properties style:font-name="Liberation Serif2"/>
    </style:style>
    <style:style style:name="P97" style:family="paragraph" style:parent-style-name="Standard" style:list-style-name="L23">
      <style:paragraph-properties fo:margin-left="0.5in" fo:margin-right="0in" fo:text-indent="-0.25in" style:auto-text-indent="false">
        <style:tab-stops/>
      </style:paragraph-properties>
      <style:text-properties style:font-name="Liberation Serif2"/>
    </style:style>
    <style:style style:name="P98" style:family="paragraph" style:parent-style-name="Standard" style:list-style-name="L21">
      <style:paragraph-properties fo:margin-left="0.5in" fo:margin-right="0in" fo:text-indent="-0.25in" style:auto-text-indent="false">
        <style:tab-stops/>
      </style:paragraph-properties>
      <style:text-properties style:font-name="Liberation Serif1"/>
    </style:style>
    <style:style style:name="P99" style:family="paragraph" style:parent-style-name="Standard" style:list-style-name="L21">
      <style:paragraph-properties fo:margin-left="0.25in" fo:margin-right="0in" fo:text-indent="0in" style:auto-text-indent="false">
        <style:tab-stops/>
      </style:paragraph-properties>
      <style:text-properties style:font-name="Liberation Serif1"/>
    </style:style>
    <style:style style:name="P100" style:family="paragraph" style:parent-style-name="Standard" style:list-style-name="L24">
      <style:paragraph-properties fo:margin-left="0.75in" fo:margin-right="0in" fo:text-indent="-0.25in" style:auto-text-indent="false">
        <style:tab-stops/>
      </style:paragraph-properties>
      <style:text-properties style:font-name="Liberation Serif2"/>
    </style:style>
    <style:style style:name="P101" style:family="paragraph">
      <style:text-properties fo:font-size="10pt" style:font-size-asian="10pt" style:font-size-complex="10pt"/>
    </style:style>
    <style:style style:name="P10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103" style:family="paragraph">
      <style:paragraph-properties fo:margin-left="0in" fo:margin-right="0in" fo:margin-top="0in" fo:margin-bottom="0in" fo:line-height="100%" fo:text-align="center" fo:text-indent="0in"/>
    </style:style>
    <style:style style:name="P104"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105" style:family="paragraph">
      <style:paragraph-properties fo:text-align="center"/>
    </style:style>
    <style:style style:name="P106" style:family="paragraph">
      <style:text-properties style:font-name="Liberation Serif2"/>
    </style:style>
    <style:style style:name="P107" style:family="paragraph">
      <style:paragraph-properties fo:text-align="end"/>
    </style:style>
    <style:style style:name="P108" style:family="paragraph">
      <style:paragraph-properties fo:text-align="end"/>
      <style:text-properties style:font-name="Liberation Serif2"/>
    </style:style>
    <style:style style:name="P109" style:family="paragraph">
      <style:paragraph-properties fo:text-align="center">
        <style:tab-stops>
          <style:tab-stop style:position="0.2835in"/>
        </style:tab-stops>
      </style:paragraph-properties>
    </style:style>
    <style:style style:name="P110" style:family="paragraph">
      <style:paragraph-properties fo:text-align="center">
        <style:tab-stops>
          <style:tab-stop style:position="0.2835in"/>
        </style:tab-stops>
      </style:paragraph-properties>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2"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3"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use-window-font-color="true" style:text-position="0% 100%" fo:font-size="12pt" fo:language="en" fo:country="US" fo:font-style="normal" style:text-underline-style="none" style:font-name-asian="DejaVu Sans1" style:font-size-asian="10.5pt" style:language-asian="zxx" style:country-asian="none" style:font-style-asian="normal" style:font-name-complex="DejaVu Sans1" style:font-size-complex="12pt" style:language-complex="zxx" style:country-complex="none" style:font-style-complex="normal"/>
    </style:style>
    <style:style style:name="T15" style:family="text">
      <style:text-properties style:use-window-font-color="true" style:text-position="super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6" style:family="text">
      <style:text-properties style:text-position="super 58%"/>
    </style:style>
    <style:style style:name="T17" style:family="text">
      <style:text-properties style:font-name="Liberation Serif1"/>
    </style:style>
    <style:style style:name="T18" style:family="text">
      <style:text-properties style:font-name="Liberation Serif1" style:font-name-asian="DejaVu Sans1" style:font-name-complex="DejaVu Sans1"/>
    </style:style>
    <style:style style:name="T19" style:family="text">
      <style:text-properties style:font-name="Times" fo:font-size="10pt" style:font-name-asian="DejaVuSans" style:font-size-asian="10pt" style:font-name-complex="Tahoma" style:font-size-complex="10pt"/>
    </style:style>
    <style:style style:name="T20" style:family="text">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21" style:family="text">
      <style:text-properties style:font-name="Liberation Serif2"/>
    </style:style>
    <style:style style:name="T22" style:family="text">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3" style:family="text">
      <style:text-properties style:text-position="41% 58%"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4" style:family="text">
      <style:text-properties style:font-name="Liberation Serif2" fo:font-size="12pt" fo:language="en" fo:country="US" fo:font-weight="normal" style:font-name-asian="DejaVu Sans2" style:language-asian="zxx" style:country-asian="none" style:font-weight-asian="normal" style:font-name-complex="Liberation Mono2" style:font-weight-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a"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text:start-value="1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42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28">
        <draw:image xlink:href="Pictures/10000201000009F6000002449271AF0C.png" xlink:type="simple" xlink:show="embed" xlink:actuate="onLoad"/>
      </draw:frame>
      <text:p text:style-name="Standard"/>
      <text:p text:style-name="P51"/>
      <text:p text:style-name="P65"><text:span text:style-name="T1">C</text:span><text:span text:style-name="T2">HAPTER </text:span><text:span text:style-name="T1">10</text:span></text:p>
      <text:p text:style-name="P22"><text:span text:style-name="T3">B</text:span><text:span text:style-name="T4">ASIC</text:span><text:span text:style-name="T3"> I</text:span><text:span text:style-name="T4">NFUSION </text:span><text:span text:style-name="T3">C</text:span><text:span text:style-name="T4">ALCULATIONS</text:span></text:p>
      <text:p text:style-name="P38">Who wouldn't want to solve an alligation, after all it's more like playing Tic-Tac-Toe than math.</text:p>
      <text:p text:style-name="P24">--Sean Parsons</text:p>
      <text:p text:style-name="P25"/>
      <text:p text:style-name="P28">Now the math starts to get really exciting as we look at calculations involving infusions. We will look at five major concepts in this section:</text:p>
      <text:p text:style-name="P28"/>
      <text:list xml:id="list492200837" text:style-name="L1">
        <text:list-item>
          <text:p text:style-name="P68">diluting stock solutions,</text:p>
        </text:list-item>
        <text:list-item>
          <text:p text:style-name="P68">infusion rates,</text:p>
        </text:list-item>
        <text:list-item>
          <text:p text:style-name="P68">dosages based on body weight,</text:p>
        </text:list-item>
        <text:list-item>
          <text:p text:style-name="P68">body surface area, and</text:p>
        </text:list-item>
        <text:list-item>
          <text:p text:style-name="P68">pediatric dosing.</text:p>
        </text:list-item>
      </text:list>
      <text:p text:style-name="P4"/>
      <text:p text:style-name="P8">Diluting Stock Solutions</text:p>
      <text:p text:style-name="P4"/>
      <text:p text:style-name="P4">A stock solution is a concentrated solution from which less-concentrated solutions can be made. The stock solution is diluted with a solvent (sometimes also referred to as a diluent), which may be water or some other liquid substance. Two questions must be answered to solve a dilution problem. </text:p>
      <text:p text:style-name="P4"/>
      <text:list xml:id="list862373428" text:style-name="L2">
        <text:list-item>
          <text:p text:style-name="P69">What volume of the stock solution must be diluted to make the ordered solution? </text:p>
        </text:list-item>
        <text:list-item>
          <text:p text:style-name="P81">What volume of solvent must be added to perform the dilution? </text:p>
        </text:list-item>
      </text:list>
      <text:p text:style-name="P4"/>
      <text:p text:style-name="P4">These questions can be answered using ratio-proportions, the dilution formula, or the alligation method . We will review all three possible methods.</text:p>
      <text:p text:style-name="P4"/>
      <text:p text:style-name="P8">Solving dilutions using the ratio-proportion method.</text:p>
      <text:p text:style-name="P4"/>
      <text:p text:style-name="P4">We have previously learned how to solve problems using the ratio-proportion method, but in order to solve dilution problems you will actually need to perform two ratio-proportions. Let's look at an example problem on the next page to demonstrate how this works.</text:p>
      <text:p text:style-name="P4"/>
      <text:p text:style-name="P32"/>
      <text:p text:style-name="P21">Example</text:p>
      <text:p text:style-name="P28"/>
      <text:p text:style-name="P28">If 500 mL of a 5% solution is ordered, how much of a 25% stock solution is needed to prepare the 5% solution?</text:p>
      <text:p text:style-name="P40">QUESTION </text:p>
      <text:p text:style-name="P45">How much stock solution is needed (we are looking for a volume)?</text:p>
      <text:p text:style-name="P40">DATA </text:p>
      <text:p text:style-name="P45">final volume is 500 mL<text:tab/><text:tab/>final concentration is 5% and<draw:frame draw:style-name="fr4" draw:name="Object401" text:anchor-type="as-char" svg:width="1.0083in" svg:height="0.3929in" draw:z-index="0"><draw:object xlink:href="./Object 1" xlink:type="simple" xlink:show="embed" xlink:actuate="onLoad"/><draw:image xlink:href="./ObjectReplacements/Object 1" xlink:type="simple" xlink:show="embed" xlink:actuate="onLoad"/><svg:desc>formula</svg:desc></draw:frame></text:p>
      <text:p text:style-name="P45">stock volume is ???<text:tab/><text:tab/><text:tab/>stock concentration is 25% and<draw:frame draw:style-name="fr4" draw:name="Object402" text:anchor-type="as-char" svg:width="1.0925in" svg:height="0.3929in" draw:z-index="31"><draw:object xlink:href="./Object 2" xlink:type="simple" xlink:show="embed" xlink:actuate="onLoad"/><draw:image xlink:href="./ObjectReplacements/Object 2" xlink:type="simple" xlink:show="embed" xlink:actuate="onLoad"/><svg:desc>formula</svg:desc></draw:frame></text:p>
      <text:p text:style-name="P40">MATHEMATICAL METHOD / FORMULA </text:p>
      <text:p text:style-name="P45">ratio-proportion</text:p>
      <text:p text:style-name="P40">DO THE MATH </text:p>
      <text:p text:style-name="P45">First, we need to figure out how much active ingredient is in our final solution:</text:p>
      <text:p text:style-name="P45"><draw:frame draw:style-name="fr4" draw:name="Object403" text:anchor-type="as-char" svg:width="1.3047in" svg:height="0.3929in" draw:z-index="32"><draw:object xlink:href="./Object 3" xlink:type="simple" xlink:show="embed" xlink:actuate="onLoad"/><draw:image xlink:href="./ObjectReplacements/Object 3" xlink:type="simple" xlink:show="embed" xlink:actuate="onLoad"/><svg:desc>formula</svg:desc></draw:frame></text:p>
      <text:p text:style-name="P45">When you solve for <text:span text:style-name="T5">N</text:span> you will find:</text:p>
      <text:p text:style-name="P45"><draw:frame draw:style-name="fr4" draw:name="Object404" text:anchor-type="as-char" svg:width="0.6583in" svg:height="0.1839in" draw:z-index="33"><draw:object xlink:href="./Object 4" xlink:type="simple" xlink:show="embed" xlink:actuate="onLoad"/><draw:image xlink:href="./ObjectReplacements/Object 4" xlink:type="simple" xlink:show="embed" xlink:actuate="onLoad"/><svg:desc>formula</svg:desc></draw:frame></text:p>
      <text:p text:style-name="P45">Which means we will need to figure out how much volume of the stock solution is required to provide 25 g of drug.</text:p>
      <text:p text:style-name="P45"><draw:frame draw:style-name="fr4" draw:name="Object405" text:anchor-type="as-char" svg:width="1.1016in" svg:height="0.3929in" draw:z-index="34"><draw:object xlink:href="./Object 5" xlink:type="simple" xlink:show="embed" xlink:actuate="onLoad"/><draw:image xlink:href="./ObjectReplacements/Object 5" xlink:type="simple" xlink:show="embed" xlink:actuate="onLoad"/><svg:desc>formula</svg:desc></draw:frame></text:p>
      <text:p text:style-name="P45">When you solve for <text:span text:style-name="T5">N</text:span> you will find:</text:p>
      <text:p text:style-name="P45"><draw:frame draw:style-name="fr4" draw:name="Object406" text:anchor-type="as-char" svg:width="0.8862in" svg:height="0.1839in" draw:z-index="35"><draw:object xlink:href="./Object 6" xlink:type="simple" xlink:show="embed" xlink:actuate="onLoad"/><draw:image xlink:href="./ObjectReplacements/Object 6" xlink:type="simple" xlink:show="embed" xlink:actuate="onLoad"/><svg:desc>formula</svg:desc></draw:frame><text:span text:style-name="T6">of stock solution is required.</text:span></text:p>
      <text:p text:style-name="P40">DOES THE ANSWER MAKE SENSE? </text:p>
      <text:p text:style-name="P45">Yes</text:p>
      <text:p text:style-name="P28"/>
      <text:p text:style-name="P28">Even though there is an extra problem involved, the ratio-proportion method is convenient because it is building on skills you have previously learned. Looking again at the problem we just solved, you will often also need to know how much solvent or diluent is required. In this scenario since we know what are final volume is, and what volume of stock solution is required we can logically ascertain that are final volume minus are stock volume will equal how much diluent is required:</text:p>
      <text:p text:style-name="P28"/>
      <text:p text:style-name="P29">500 mL – 100 mL = 400 mL of diluent</text:p>
      <text:p text:style-name="P28"/>
      <text:p text:style-name="P28">Try the practice problem on the next page to reinforce these concepts.</text:p>
      <text:p text:style-name="P28"/>
      <text:p text:style-name="P32"/>
      <text:p text:style-name="P21">Practice Problem</text:p>
      <text:p text:style-name="P28"/>
      <text:p text:style-name="P28">A 500 mL bag of 20% mannitol is ordered. 50% mannitol is the available stock solution. <text:s/>How much of the stock solution is needed to make this bag?</text:p>
      <text:p text:style-name="P28"/>
      <text:p text:style-name="P40">QUESTION </text:p>
      <text:p text:style-name="P40"/>
      <text:p text:style-name="P40">DATA </text:p>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DOES THE ANSWER MAKE SENSE? </text:p>
      <text:p text:style-name="P28"><draw:frame text:anchor-type="paragraph" draw:z-index="4" draw:style-name="gr1" draw:text-style-name="P101" svg:width="6.915in" svg:height="0.2268in" draw:transform="rotate (3.1415926535892) translate (6.91666666666667in 0.559722222222222in)"><draw:text-box><text:p><text:span text:style-name="T19">200 mL of stock solution</text:span></text:p></draw:text-box></draw:frame></text:p>
      <text:p text:style-name="P28"/>
      <text:p text:style-name="P28"/>
      <text:p text:style-name="P28"/>
      <text:p text:style-name="P28">Now that you've solve that, also figure out how much diluent would be required to make the above IV bag?</text:p>
      <text:p text:style-name="P28"><draw:frame text:anchor-type="paragraph" draw:z-index="5" draw:style-name="gr1" draw:text-style-name="P101" svg:width="6.915in" svg:height="0.2268in" draw:transform="rotate (3.1415926535892) translate (6.91666666666667in 0.559722222222222in)"><draw:text-box><text:p><text:span text:style-name="T19">300 mL of diluent</text:span></text:p></draw:text-box></draw:frame></text:p>
      <text:p text:style-name="P28"/>
      <text:p text:style-name="P28"/>
      <text:p text:style-name="P28"/>
      <text:p text:style-name="P28">You will have more opportunities to practice this problem solving method shortly, but first I would like to introduce you to two new problem solving methods the dilution formula and the alligation method. We will look at the dilution formula first.</text:p>
      <text:p text:style-name="P28"/>
      <text:p text:style-name="P17">Solving dilutions using the dilution formula.</text:p>
      <text:p text:style-name="P28"/>
      <text:p text:style-name="P28">The dilution formula is exactly what it sounds like, a formula to make it quicker to solve dilutions. Without any further ado, let's concentrate our attention on the formula below: </text:p>
      <text:p text:style-name="P28"/>
      <text:p text:style-name="P40"><text:span text:style-name="T7">The Dilution Formula</text:span> </text:p>
      <text:p text:style-name="P40"/>
      <text:p text:style-name="P46">C<text:span text:style-name="T8">1</text:span>Q<text:span text:style-name="T8">1</text:span> = C<text:span text:style-name="T8">2</text:span>Q<text:span text:style-name="T8">2</text:span></text:p>
      <text:p text:style-name="P40"/>
      <text:p text:style-name="P49"><text:span text:style-name="T7">C</text:span><text:span text:style-name="T9">1</text:span> = concentration of available stock solution </text:p>
      <text:p text:style-name="P49"><text:span text:style-name="T7">Q</text:span><text:span text:style-name="T9">1</text:span> = quantity of available stock solution needed </text:p>
      <text:p text:style-name="P49"><text:span text:style-name="T7">C</text:span><text:span text:style-name="T9">2</text:span> = concentration of ordered solution </text:p>
      <text:p text:style-name="P49"><text:span text:style-name="T7">Q</text:span><text:span text:style-name="T9">2</text:span> = quantity of ordered solution needed</text:p>
      <text:p text:style-name="P28"/>
      <text:p text:style-name="P28">Let's look at our previous example and solve it using the dilution formula.</text:p>
      <text:p text:style-name="P28"/>
      <text:p text:style-name="P33">Example</text:p>
      <text:p text:style-name="P28"/>
      <text:p text:style-name="P28">If 500 mL of a 5% solution is ordered, how much of a 25% stock solution is needed to prepare the 5% solution?</text:p>
      <text:p text:style-name="P40">QUESTION </text:p>
      <text:p text:style-name="P45">How much stock solution is needed (we are looking for a quantity)?</text:p>
      <text:p text:style-name="P40">DATA </text:p>
      <text:p text:style-name="P45">C<text:span text:style-name="T8">1</text:span> = stock concentration is 25%</text:p>
      <text:p text:style-name="P45">Q<text:span text:style-name="T8">1</text:span> = stock quantity is ???</text:p>
      <text:p text:style-name="P45">C<text:span text:style-name="T8">2</text:span> = final concentration is 5%</text:p>
      <text:p text:style-name="P45">Q<text:span text:style-name="T8">2</text:span> = final quantity is 500 mL</text:p>
      <text:p text:style-name="P40">MATHEMATICAL METHOD / FORMULA </text:p>
      <text:p text:style-name="P45">dilution formula</text:p>
      <text:p text:style-name="P40">DO THE MATH </text:p>
      <text:p text:style-name="P45">C<text:span text:style-name="T8">1</text:span>Q<text:span text:style-name="T8">1</text:span> = C<text:span text:style-name="T8">2</text:span>Q<text:span text:style-name="T8">2</text:span></text:p>
      <text:p text:style-name="P45"><draw:frame draw:style-name="fr4" draw:name="Object407" text:anchor-type="as-char" svg:width="1.978in" svg:height="0.2091in" draw:z-index="36"><draw:object xlink:href="./Object 7" xlink:type="simple" xlink:show="embed" xlink:actuate="onLoad"/><draw:image xlink:href="./ObjectReplacements/Object 7" xlink:type="simple" xlink:show="embed" xlink:actuate="onLoad"/><svg:desc>formula</svg:desc></draw:frame></text:p>
      <text:p text:style-name="P45">To solve for Q<text:span text:style-name="T8">1</text:span> we will need to get is by itself (isolate it) by dividing both side by 25%.</text:p>
      <text:p text:style-name="P45"><draw:frame draw:style-name="fr4" draw:name="Object408" text:anchor-type="as-char" svg:width="2.0398in" svg:height="0.4181in" draw:z-index="37"><draw:object xlink:href="./Object 8" xlink:type="simple" xlink:show="embed" xlink:actuate="onLoad"/><draw:image xlink:href="./ObjectReplacements/Object 8" xlink:type="simple" xlink:show="embed" xlink:actuate="onLoad"/><svg:desc>formula</svg:desc></draw:frame></text:p>
      <text:p text:style-name="P45"><draw:frame draw:style-name="fr4" draw:name="Object409" text:anchor-type="as-char" svg:width="0.9252in" svg:height="0.2091in" draw:z-index="38"><draw:object xlink:href="./Object 9" xlink:type="simple" xlink:show="embed" xlink:actuate="onLoad"/><draw:image xlink:href="./ObjectReplacements/Object 9" xlink:type="simple" xlink:show="embed" xlink:actuate="onLoad"/><svg:desc>formula</svg:desc></draw:frame><text:span text:style-name="T6">of stock solution</text:span></text:p>
      <text:p text:style-name="P40">DOES THE ANSWER MAKE SENSE? </text:p>
      <text:p text:style-name="P45">Yes, especially since it is the same answer we derived using the ratio-proportion method.</text:p>
      <text:p text:style-name="P28"/>
      <text:p text:style-name="P28">And if we needed to solve for the quantity of diluent required, we would use the same logic as last time, are final volume minus our stock volume will equal how much diluent is required:</text:p>
      <text:p text:style-name="P28"/>
      <text:p text:style-name="P29">500 mL – 100 mL = 400 mL of diluent</text:p>
      <text:p text:style-name="P28"/>
      <text:p text:style-name="P28">Try the practice problem on the following page to reinforce this concept.</text:p>
      <text:p text:style-name="P33"/>
      <text:p text:style-name="P33"><text:soft-page-break/>Practice Problem</text:p>
      <text:p text:style-name="P28"/>
      <text:p text:style-name="P28">You are instructed to make 1000 cc of a 0.8% solution. You have in stock a 95% solution. How much of the stock solution will you use?</text:p>
      <text:p text:style-name="P28"/>
      <text:p text:style-name="P40">QUESTION </text:p>
      <text:p text:style-name="P40"/>
      <text:p text:style-name="P40">DATA </text:p>
      <text:p text:style-name="P40"/>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DOES THE ANSWER MAKE SENSE? </text:p>
      <text:p text:style-name="P28"><draw:frame text:anchor-type="paragraph" draw:z-index="6" draw:style-name="gr1" draw:text-style-name="P101" svg:width="6.915in" svg:height="0.2268in" draw:transform="rotate (3.1415926535892) translate (6.91666666666667in 0.559722222222222in)"><draw:text-box><text:p><text:span text:style-name="T19">8.4 cc of stock solution</text:span></text:p></draw:text-box></draw:frame></text:p>
      <text:p text:style-name="P28"/>
      <text:p text:style-name="P28"/>
      <text:p text:style-name="P28"/>
      <text:p text:style-name="P28">Now that you've solve that, also figure out how much diluent would be required to make the above solution?</text:p>
      <text:p text:style-name="P28"><draw:frame text:anchor-type="paragraph" draw:z-index="7" draw:style-name="gr1" draw:text-style-name="P101" svg:width="6.915in" svg:height="0.2268in" draw:transform="rotate (3.1415926535892) translate (6.91666666666667in 0.559722222222222in)"><draw:text-box><text:p><text:span text:style-name="T19">991.6 cc of diluent</text:span></text:p></draw:text-box></draw:frame></text:p>
      <text:p text:style-name="P28"/>
      <text:p text:style-name="P28"/>
      <text:p text:style-name="P28"/>
      <text:p text:style-name="P17">Solving dilutions using the alligation method.</text:p>
      <text:p text:style-name="P28"/>
      <text:p text:style-name="P28">The dilution formula is a very useful tool as it is quick and easy, but it will not work in certain circumstances, such as when no diluent is being used but instead multiple stock solutions of varying concentration are being mixed together. One tool that might be useful then is the alligation method. Also, depending on what information is present, the alligation method can also be useful for solving many dilution problems.</text:p>
      <text:p text:style-name="P28"/>
      <text:p text:style-name="P28">Below, we have a diagram explaining the alligation method. Based on the appearance of an alligation, you can see why it is sometimes referred to as the Tic-Tac-Toe method.</text:p>
      <text:p text:style-name="P28"/>
      <text:list xml:id="list2127822375" text:style-name="L3">
        <text:list-item>
          <text:p text:style-name="P93"><draw:g text:anchor-type="paragraph" draw:z-index="8" draw:style-name="gr2"><draw:line draw:style-name="gr3" draw:text-style-name="P102" svg:x1="1.2173in" svg:y1="0in" svg:x2="1.2173in" svg:y2="2.4299in"><text:p/></draw:line><draw:line draw:style-name="gr3" draw:text-style-name="P102" svg:x1="2.176in" svg:y1="0in" svg:x2="2.176in" svg:y2="2.4299in"><text:p/></draw:line><draw:line draw:style-name="gr3" draw:text-style-name="P102" svg:x1="0.3476in" svg:y1="0.6941in" svg:x2="2.9563in" svg:y2="0.6941in"><text:p/></draw:line><draw:line draw:style-name="gr3" draw:text-style-name="P102" svg:x1="0.348in" svg:y1="1.6508in" svg:x2="2.9567in" svg:y2="1.6508in"><text:p/></draw:line><draw:line draw:style-name="gr3" draw:text-style-name="P102" svg:x1="2.261in" svg:y1="2.4299in" svg:x2="2.9567in" svg:y2="2.4299in"><text:p/></draw:line><draw:frame draw:style-name="gr4" draw:text-style-name="P104" svg:width="1.3913in" svg:height="0.5213in" svg:x="0in" svg:y="0.0929in"><draw:text-box><text:p text:style-name="P103"><text:span text:style-name="T20">highest concentration</text:span></text:p></draw:text-box></draw:frame><draw:frame draw:style-name="gr4" draw:text-style-name="P104" svg:width="1.3913in" svg:height="0.5213in" svg:x="0in" svg:y="1.8154in"><draw:text-box><text:p text:style-name="P103"><text:span text:style-name="T20">lowest concentration</text:span></text:p></draw:text-box></draw:frame><draw:frame draw:style-name="gr4" draw:text-style-name="P104" svg:width="1.3921in" svg:height="0.5213in" svg:x="1.0134in" svg:y="0.9134in"><draw:text-box><text:p text:style-name="P103"><text:span text:style-name="T20">desired concentration</text:span></text:p></draw:text-box></draw:frame><draw:line draw:style-name="gr5" draw:text-style-name="P102" svg:x1="1.0433in" svg:y1="1.8287in" svg:x2="2.4346in" svg:y2="0.4402in"><text:p/></draw:line><draw:line draw:style-name="gr5" draw:text-style-name="P102" svg:x1="1.0433in" svg:y1="0.4402in" svg:x2="2.4346in" svg:y2="1.8287in"><text:p/></draw:line><draw:frame draw:style-name="gr4" draw:text-style-name="P104" svg:width="1.3913in" svg:height="0.5213in" svg:x="2.1091in" svg:y="0.0929in"><draw:text-box><text:p text:style-name="P103"><text:span text:style-name="T20">parts of highest concentration</text:span></text:p></draw:text-box></draw:frame><draw:frame draw:style-name="gr4" draw:text-style-name="P104" svg:width="1.3913in" svg:height="0.5213in" svg:x="2.1091in" svg:y="1.7882in"><draw:text-box><text:p text:style-name="P103"><text:span text:style-name="T20">parts of lowest concentration</text:span></text:p></draw:text-box></draw:frame></draw:g>Place the highest concentration in the upper left-hand corner </text:p>
        </text:list-item>
        <text:list-item>
          <text:p text:style-name="P93">Place the lower concentration in the lower left-hand corner </text:p>
        </text:list-item>
        <text:list-item>
          <text:p text:style-name="P93">Place the desired concentration in the center </text:p>
        </text:list-item>
        <text:list-item>
          <text:p text:style-name="P93">Find the difference between the highest concentration and the desired concentration to find the parts of lowest concentration </text:p>
        </text:list-item>
        <text:list-item>
          <text:p text:style-name="P93">Find the difference between the lowest concentration and the desired concentration to find the parts of highest concentration </text:p>
        </text:list-item>
        <text:list-item>
          <text:p text:style-name="P93"><draw:frame text:anchor-type="paragraph" draw:z-index="9" draw:style-name="gr6" draw:text-style-name="P106" svg:width="0.8531in" svg:height="0.287in" svg:x="2.3902in" svg:y="0.4866in"><draw:text-box><text:p text:style-name="P105"><text:span text:style-name="T21">total parts</text:span></text:p></draw:text-box></draw:frame>Add the parts of highest concentration and the parts of lowest concentration to find the total parts </text:p>
        </text:list-item>
        <text:list-item>
          <text:p text:style-name="P93">This provides you with a ratio that you can use to finish solving the problem.</text:p>
        </text:list-item>
      </text:list>
      <text:p text:style-name="P28"/>
      <text:p text:style-name="P28">The alligation method looks very abstract at first, but becomes much easier when we start using real numbers. Let's attempt the same example problem we've previously used with both the ratio-proportion method and the dilution formula on the next page</text:p>
      <text:p text:style-name="P28"/>
      <text:p text:style-name="P32"/>
      <text:p text:style-name="P21">Example</text:p>
      <text:p text:style-name="P28"/>
      <text:p text:style-name="P28">If 500 mL of a 5% solution is ordered, how much of a 25% stock solution is needed to prepare the 5% solution? How much diluent is needed?</text:p>
      <text:p text:style-name="P28"/>
      <text:p text:style-name="P40">QUESTION </text:p>
      <text:p text:style-name="P45">How much stock solution is needed (we are looking for a quantity)?</text:p>
      <text:p text:style-name="P45">How much diluent is needed (we are looking for a quantity)?</text:p>
      <text:p text:style-name="P40">DATA </text:p>
      <text:p text:style-name="P45">high concentration = 25%</text:p>
      <text:p text:style-name="P45">desired concentration = 5%</text:p>
      <text:p text:style-name="P45">low concentration = 0% (the diluent has no drug in it, therefore it has a 0% concentration)</text:p>
      <text:p text:style-name="P45">final quantity = 500 mL</text:p>
      <text:p text:style-name="P40">MATHEMATICAL METHOD / FORMULA </text:p>
      <text:p text:style-name="P45">alligation method</text:p>
      <text:p text:style-name="P40">DO THE MATH </text:p>
      <text:p text:style-name="P50"><draw:g text:anchor-type="paragraph" draw:z-index="14" draw:style-name="gr2"><draw:line draw:style-name="gr3" draw:text-style-name="P102" svg:x1="1.4827in" svg:y1="0in" svg:x2="1.4827in" svg:y2="1.3902in"><text:p/></draw:line><draw:line draw:style-name="gr3" draw:text-style-name="P102" svg:x1="2.0311in" svg:y1="0in" svg:x2="2.0311in" svg:y2="1.3902in"><text:p/></draw:line><draw:line draw:style-name="gr3" draw:text-style-name="P102" svg:x1="0.9854in" svg:y1="0.3972in" svg:x2="2.476in" svg:y2="0.3972in"><text:p/></draw:line><draw:line draw:style-name="gr3" draw:text-style-name="P102" svg:x1="0.9854in" svg:y1="0.9445in" svg:x2="2.476in" svg:y2="0.9445in"><text:p/></draw:line><draw:line draw:style-name="gr3" draw:text-style-name="P102" svg:x1="2.0795in" svg:y1="1.3902in" svg:x2="2.4772in" svg:y2="1.3902in"><text:p/></draw:line><draw:frame draw:style-name="gr7" draw:text-style-name="P104" svg:width="0.7953in" svg:height="0.298in" svg:x="0.7874in" svg:y="0.0535in"><draw:text-box><text:p text:style-name="P103"><text:span text:style-name="T20">25%</text:span></text:p></draw:text-box></draw:frame><draw:frame draw:style-name="gr7" draw:text-style-name="P104" svg:width="0.7953in" svg:height="0.298in" svg:x="0.7874in" svg:y="1.039in"><draw:text-box><text:p text:style-name="P103"><text:span text:style-name="T20">0%</text:span></text:p></draw:text-box></draw:frame><draw:frame draw:style-name="gr8" draw:text-style-name="P104" svg:width="0.7953in" svg:height="0.2988in" svg:x="1.3665in" svg:y="0.522in"><draw:text-box><text:p text:style-name="P103"><text:span text:style-name="T20">5%</text:span></text:p></draw:text-box></draw:frame><draw:line draw:style-name="gr5" draw:text-style-name="P102" svg:x1="1.3839in" svg:y1="1.0465in" svg:x2="2.1787in" svg:y2="0.252in"><text:p/></draw:line><draw:line draw:style-name="gr5" draw:text-style-name="P102" svg:x1="1.3839in" svg:y1="0.252in" svg:x2="2.1787in" svg:y2="1.0465in"><text:p/></draw:line><draw:frame draw:style-name="gr7" draw:text-style-name="P104" svg:width="0.7953in" svg:height="0.298in" svg:x="1.9921in" svg:y="0.0535in"><draw:text-box><text:p text:style-name="P103"><text:span text:style-name="T20">5</text:span></text:p></draw:text-box></draw:frame><draw:frame draw:style-name="gr7" draw:text-style-name="P104" svg:width="0.7953in" svg:height="0.298in" svg:x="1.9921in" svg:y="1.0228in"><draw:text-box><text:p text:style-name="P103"><text:span text:style-name="T20">20</text:span></text:p></draw:text-box></draw:frame></draw:g><draw:frame draw:style-name="fr4" draw:name="Object410" text:anchor-type="as-char" svg:width="2.8535in" svg:height="0.3929in" draw:z-index="40"><draw:object xlink:href="./Object 10" xlink:type="simple" xlink:show="embed" xlink:actuate="onLoad"/><draw:image xlink:href="./ObjectReplacements/Object 10" xlink:type="simple" xlink:show="embed" xlink:actuate="onLoad"/><svg:desc>formula</svg:desc></draw:frame></text:p>
      <text:p text:style-name="P50"/>
      <text:p text:style-name="P50"/>
      <text:p text:style-name="P50"/>
      <text:p text:style-name="P50"><draw:frame draw:style-name="fr4" draw:name="Object411" text:anchor-type="as-char" svg:width="2.3874in" svg:height="0.3929in" draw:z-index="41"><draw:object xlink:href="./Object 11" xlink:type="simple" xlink:show="embed" xlink:actuate="onLoad"/><draw:image xlink:href="./ObjectReplacements/Object 11" xlink:type="simple" xlink:show="embed" xlink:actuate="onLoad"/><svg:desc>formula</svg:desc></draw:frame></text:p>
      <text:p text:style-name="P50"><draw:frame text:anchor-type="paragraph" draw:z-index="15" draw:style-name="gr9" draw:text-style-name="P108" svg:width="0.3094in" svg:height="0.1961in" svg:x="2.1717in" svg:y="0.1354in"><draw:text-box><text:p text:style-name="P107"><text:span text:style-name="T21">25</text:span></text:p></draw:text-box></draw:frame></text:p>
      <text:p text:style-name="P40"/>
      <text:p text:style-name="P40">DOES THE ANSWER MAKE SENSE? </text:p>
      <text:p text:style-name="P45">Yes, although we may need to look at some more practice problems to help this method make sense.</text:p>
      <text:p text:style-name="P28"/>
      <text:p text:style-name="P28">Let's look to the next page and attempt another problem using this same method.</text:p>
      <text:p text:style-name="P28"/>
      <text:p text:style-name="P28"/>
      <text:p text:style-name="P21">Practice Problem</text:p>
      <text:p text:style-name="P28"/>
      <text:p text:style-name="P28">200 cc of a 15% solution is ordered. A 30% solution is available. How much stock solution is needed, and how much solvent must be added to prepare the 15% solution?</text:p>
      <text:p text:style-name="P28"/>
      <text:p text:style-name="P40">QUESTION </text:p>
      <text:p text:style-name="P40"/>
      <text:p text:style-name="P40"/>
      <text:p text:style-name="P40">DATA </text:p>
      <text:p text:style-name="P40"/>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
      <text:p text:style-name="P40">DOES THE ANSWER MAKE SENSE? </text:p>
      <text:p text:style-name="P28"><draw:frame text:anchor-type="paragraph" draw:z-index="16" draw:style-name="gr1" draw:text-style-name="P101" svg:width="6.915in" svg:height="0.2268in" draw:transform="rotate (3.1415926535892) translate (6.91666666666667in 0.559722222222222in)"><draw:text-box><text:p><text:span text:style-name="T19">100 cc of a 30% solution; 100 cc of solvent</text:span></text:p></draw:text-box></draw:frame></text:p>
      <text:p text:style-name="P28"/>
      <text:p text:style-name="P28"/>
      <text:p text:style-name="P28"/>
      <text:p text:style-name="P28">Now, let's try a few more practice problems but use whichever method(s) you wish to perform the necessary calculations. The answers are on the next page.</text:p>
      <text:p text:style-name="P28"/>
      <text:list xml:id="list1195490557" text:style-name="L4">
        <text:list-item>
          <text:p text:style-name="P70">1000 cc of a 2% solution is needed. A 40% stock solution is available. How much stock solution is needed, and how much solvent must be added to prepare the 2% solution? </text:p>
        </text:list-item>
      </text:list>
      <text:p text:style-name="P4"/>
      <text:p text:style-name="P4"/>
      <text:p text:style-name="P4"/>
      <text:p text:style-name="P4"/>
      <text:p text:style-name="P4"/>
      <text:p text:style-name="P4"/>
      <text:list xml:id="list1653549843" text:continue-numbering="true" text:style-name="L4">
        <text:list-item>
          <text:p text:style-name="P70">Respiratory needs you to make 3 mL of <text:s/>3% sodium chloride. Your stock solution has a concentration of 14.6% sodium chloride. How many mL of stock solution will you need and how much sterile water will you need to add? </text:p>
        </text:list-item>
      </text:list>
      <text:p text:style-name="P4"/>
      <text:p text:style-name="P4"/>
      <text:p text:style-name="P4"/>
      <text:p text:style-name="P4"/>
      <text:p text:style-name="P4"/>
      <text:list xml:id="list1016016919" text:continue-numbering="true" text:style-name="L4">
        <text:list-item>
          <text:p text:style-name="P70"><text:soft-page-break/>You are instructed to make 240 mL of a 0.45% solution. You have a 100% stock solution. How much of the stock solution will you use, and how much diluent will be needed? </text:p>
        </text:list-item>
      </text:list>
      <text:p text:style-name="P4"/>
      <text:p text:style-name="P4"/>
      <text:p text:style-name="P4"/>
      <text:p text:style-name="P4"/>
      <text:p text:style-name="P4"/>
      <text:p text:style-name="P4"/>
      <text:list xml:id="list587974688" text:continue-numbering="true" text:style-name="L4">
        <text:list-item>
          <text:p text:style-name="P70">Prepare 3 mL of a 1% phenobarbital solution from a 6.5% stock solution. How much stock solution and how much diluent are needed to make the 1% solution?</text:p>
        </text:list-item>
      </text:list>
      <text:p text:style-name="P4"/>
      <text:p text:style-name="P4"/>
      <text:p text:style-name="P4"/>
      <text:p text:style-name="P4"/>
      <text:p text:style-name="P4"/>
      <text:p text:style-name="P4"/>
      <text:p text:style-name="P4"><draw:frame text:anchor-type="paragraph" draw:z-index="17" draw:style-name="gr1" draw:text-style-name="P101" svg:width="6.915in" svg:height="0.3358in" draw:transform="rotate (3.1415926535892) translate (6.91666666666667in 0.540277777777778in)"><draw:text-box><text:p><text:span text:style-name="T19">1) 50 cc of stock solution; 950 cc of solvent <text:s text:c="3"/>2) 0.62 mL of stock solution; 2.38 mL of sterile water <text:s text:c="3"/>3) 1.08 mL of stock solution; 238.92 mL of diluent <text:s text:c="3"/>4) 0.46 mL of stock solution; 2.54 mL of diluent</text:span></text:p></draw:text-box></draw:frame></text:p>
      <text:p text:style-name="P4"/>
      <text:p text:style-name="P4"/>
      <text:p text:style-name="P4"/>
      <text:p text:style-name="P4"/>
      <text:p text:style-name="P28">There will be times when only one of the three methods may be appropriate for solving a particular dilution or alligation, but in this section most of the problems will be written in such a way that any of the three methods (ratio-proportion, dilution formula, or alligation method) will be viable options for solving the problems. <text:s/></text:p>
      <text:p text:style-name="P28"/>
      <text:p text:style-name="P28"/>
      <text:p text:style-name="P28"/>
      <text:p text:style-name="P19"/>
      <text:p text:style-name="P18">Worksheet 10-1</text:p>
      <text:p text:style-name="P28">Name:</text:p>
      <text:p text:style-name="P28"/>
      <text:p text:style-name="P28">Date:</text:p>
      <text:p text:style-name="P36"/>
      <text:p text:style-name="P28">Solve the following dilution problems.</text:p>
      <text:p text:style-name="P4"/>
      <text:list xml:id="list1567293575" text:style-name="L5">
        <text:list-item>
          <text:p text:style-name="P71">40 cc of a 10% solution are ordered. A 50% stock solution is available. How much stock solution is needed, and how much solvent must be added to prepare the 10% solution? </text:p>
        </text:list-item>
      </text:list>
      <text:p text:style-name="P4"/>
      <text:p text:style-name="P4"/>
      <text:p text:style-name="P4"/>
      <text:p text:style-name="P4"/>
      <text:p text:style-name="P4"/>
      <text:list xml:id="list222973986" text:continue-numbering="true" text:style-name="L5">
        <text:list-item>
          <text:p text:style-name="P71">1000 cc of a 10% solution is ordered. How much of a 25% stock solution is needed to prepare the 10% solution? How much solvent must be added to prepare the 10% solution? </text:p>
        </text:list-item>
      </text:list>
      <text:p text:style-name="P4"/>
      <text:p text:style-name="P4"/>
      <text:p text:style-name="P4"/>
      <text:p text:style-name="P4"/>
      <text:p text:style-name="P4"/>
      <text:list xml:id="list1048965192" text:continue-numbering="true" text:style-name="L5">
        <text:list-item>
          <text:p text:style-name="P71">500 mL of a 20% solution is ordered. How much of a 50% stock solution is needed to prepare the 20% solution? How much solvent must be added to prepare the 20% solution? </text:p>
        </text:list-item>
      </text:list>
      <text:p text:style-name="P4"/>
      <text:p text:style-name="P4"/>
      <text:p text:style-name="P4"/>
      <text:p text:style-name="P4"/>
      <text:p text:style-name="P4"/>
      <text:list xml:id="list1176179297" text:continue-numbering="true" text:style-name="L5">
        <text:list-item>
          <text:p text:style-name="P71">500 cc of a 2% solution is needed. A 40% stock solution is available. How much stock solution is needed and how much solvent must be added to prepare the 2% solution? </text:p>
        </text:list-item>
      </text:list>
      <text:p text:style-name="P4"/>
      <text:p text:style-name="P4"/>
      <text:p text:style-name="P4"/>
      <text:p text:style-name="P4"/>
      <text:p text:style-name="P4"/>
      <text:list xml:id="list1788727507" text:continue-numbering="true" text:style-name="L5">
        <text:list-item>
          <text:p text:style-name="P71">200 cc of an 8% solution is ordered. A 20% stock solution is available. How much stock solution is needed, and how much solvent must be added to prepare the 8% solution? </text:p>
        </text:list-item>
      </text:list>
      <text:p text:style-name="P4"/>
      <text:p text:style-name="P4"/>
      <text:p text:style-name="P4"/>
      <text:p text:style-name="P4"/>
      <text:p text:style-name="P4"/>
      <text:list xml:id="list942124699" text:continue-numbering="true" text:style-name="L5">
        <text:list-item>
          <text:p text:style-name="P71">20 cc of a 10% solution are ordered. A 40% stock solution is available. How much stock solution is needed, and how much solvent must be added to prepare the 10% solution? </text:p>
        </text:list-item>
      </text:list>
      <text:p text:style-name="P4"/>
      <text:p text:style-name="P4"/>
      <text:list xml:id="list1440601538" text:continue-numbering="true" text:style-name="L5">
        <text:list-item>
          <text:p text:style-name="P71"><text:soft-page-break/>A physician makes a special request for a 500 mL bag of 3% sodium chloride (hypertonic saline solution). How much 14.6% sodium chloride and how much sterile water for injection will you need to fulfill his request?</text:p>
        </text:list-item>
      </text:list>
      <text:p text:style-name="P4"/>
      <text:p text:style-name="P4"/>
      <text:p text:style-name="P4"/>
      <text:p text:style-name="P4"/>
      <text:p text:style-name="P4"/>
      <text:list xml:id="list1550018918" text:continue-numbering="true" text:style-name="L5">
        <text:list-item>
          <text:p text:style-name="P71">You receive an order for a 250 mL bag with 20% mannitol. You have 50% stock bottles of mannitol. How many mL of mannitol and how many mL of diluent will you need to make this order? </text:p>
        </text:list-item>
      </text:list>
      <text:p text:style-name="P4"/>
      <text:p text:style-name="P4"/>
      <text:p text:style-name="P4"/>
      <text:p text:style-name="P4"/>
      <text:p text:style-name="P4"/>
      <text:list xml:id="list1720759218" text:continue-numbering="true" text:style-name="L5">
        <text:list-item>
          <text:p text:style-name="P71">A physician orders 8 fl. oz. of a 1% povidone-iodine wash. You have a 10% povidone-iodine wash in stock. How many mL of stock solution and how many mL of diluent will you need to prepare the physician's order?</text:p>
        </text:list-item>
      </text:list>
      <text:p text:style-name="P4"/>
      <text:p text:style-name="P4"/>
      <text:p text:style-name="P4"/>
      <text:p text:style-name="P4"/>
      <text:p text:style-name="P4"/>
      <text:list xml:id="list128063417" text:continue-numbering="true" text:style-name="L5">
        <text:list-item>
          <text:p text:style-name="P71">A physician orders a liter of 0.25% sodium hypochlorite solution (often referred to as half-strength Dakin's Solution). On hand in the pharmacy is a 5.95% stock solution of sodium hypochlorite. How many mL of stock solution and how many mL of diluent will you need to prepare the physician's order?</text:p>
        </text:list-item>
      </text:list>
      <text:p text:style-name="P4"/>
      <text:p text:style-name="P4"/>
      <text:p text:style-name="P4"/>
      <text:p text:style-name="P4"/>
      <text:p text:style-name="P4">Problem 11 can only be solved by doing two ratio-proportions.</text:p>
      <text:list xml:id="list1078160019" text:continue-numbering="true" text:style-name="L5">
        <text:list-item>
          <text:p text:style-name="P71">If you mix 100 mL of a 1% solution with 350 mL of a 0.5% solution, what is the percentage strength of the final solution?</text:p>
        </text:list-item>
      </text:list>
      <text:p text:style-name="P4"/>
      <text:p text:style-name="P4"/>
      <text:p text:style-name="P4"/>
      <text:p text:style-name="P4"/>
      <text:p text:style-name="P4">Problem 12 can only be solved using the alligation method.</text:p>
      <text:p text:style-name="P4"/>
      <text:list xml:id="list675969169" text:continue-numbering="true" text:style-name="L5">
        <text:list-item>
          <text:p text:style-name="P71">You have on hand 70% dextrose stock solution and 40% dextrose stock solution. You are to prepare 1000 mL of 45% dextrose solution. How many mL of each stock solution will you need?</text:p>
        </text:list-item>
      </text:list>
      <text:p text:style-name="P28"/>
      <text:p text:style-name="P28"/>
      <text:p text:style-name="P28"/>
      <text:p text:style-name="P31"><text:soft-page-break/>Infusion Rates</text:p>
      <text:p text:style-name="P28"/>
      <text:p text:style-name="P28">Infusion rates can be requested in many different ways: </text:p>
      <text:p text:style-name="P28"/>
      <text:list xml:id="list1322163313" text:style-name="L6">
        <text:list-item>
          <text:p text:style-name="P72">Infuse at 125 mL/hr </text:p>
        </text:list-item>
        <text:list-item>
          <text:p text:style-name="P72">Infuse 1000 mL over 8 hours </text:p>
        </text:list-item>
        <text:list-item>
          <text:p text:style-name="P72">Infuse 10 mg per minute </text:p>
        </text:list-item>
        <text:list-item>
          <text:p text:style-name="P72">Infuse at a drip rate of 32 gtt/min </text:p>
        </text:list-item>
      </text:list>
      <text:p text:style-name="P28"/>
      <text:p text:style-name="P28">So when discussing parenterals we can define an infusion rate a a quantity of drug per a quantity of time:</text:p>
      <text:p text:style-name="P28"/>
      <text:p text:style-name="P29"><draw:frame draw:style-name="fr4" draw:name="Object1" text:anchor-type="as-char" svg:width="2.3839in" svg:height="0.3929in" draw:z-index="42"><draw:object xlink:href="./Object 12" xlink:type="simple" xlink:show="embed" xlink:actuate="onLoad"/><draw:image xlink:href="./ObjectReplacements/Object 12" xlink:type="simple" xlink:show="embed" xlink:actuate="onLoad"/><svg:desc>formula</svg:desc></draw:frame></text:p>
      <text:p text:style-name="P28"/>
      <text:p text:style-name="P4">When looking at infusion rates, let's start with drip rates. In many modern settings pumps will be used to infuse IV solutions, but sometimes when there are equipment failures, or times of excessively high census, IVs may need to be timed with an old fashioned drip chamber (also called a venoclysis set). You can use factor label to solve these kinds of problems to find your rate of flow. <text:s/>A drip rate is a specific kind of infusion rate, it is the quantity of drops being infused every minute. </text:p>
      <text:p text:style-name="P9"><draw:frame draw:style-name="fr2" draw:name="graphics243" text:anchor-type="paragraph" svg:width="0.8299in" svg:height="2.8in" draw:z-index="18"><draw:image xlink:href="Pictures/10000201000001560000048368F55A19.png" xlink:type="simple" xlink:show="embed" xlink:actuate="onLoad"/></draw:frame>drip chamber pictured above</text:p>
      <text:p text:style-name="P9">(<text:span text:style-name="T5">a.k.a., venoclysis set)</text:span></text:p>
      <text:p text:style-name="P6"/>
      <text:p text:style-name="P6"><draw:frame draw:style-name="fr4" draw:name="Object412" text:anchor-type="as-char" svg:width="2.0898in" svg:height="0.3929in" draw:z-index="44"><draw:object xlink:href="./Object 13" xlink:type="simple" xlink:show="embed" xlink:actuate="onLoad"/><draw:image xlink:href="./ObjectReplacements/Object 13" xlink:type="simple" xlink:show="embed" xlink:actuate="onLoad"/><svg:desc>formula</svg:desc></draw:frame></text:p>
      <text:p text:style-name="P4"/>
      <text:p text:style-name="P4">Something to keep in mind is that whenever measuring a drip rate you must use a whole number of drops as you can not cut a drop in half while it is falling. Therefore, you should use general rounding rules. If something calculated out to be 15.5 drops/minute you would set the drip rate to be 16 drops/minute and if another drip rate worked out to be 33.3 drops/minute you would set the drip rate at 33 drops/minute. Another point to make is that the drip rate should seem reasonable, such as you could have a drip rate of 20 drops/minute but not 2,000 drops per minute as you can't accurately count drops that fast.</text:p>
      <text:p text:style-name="P4"><text:soft-page-break/>In order to solve these problems we also need to introduce a new term, drop factor. A drop factor, simply put, is the number of drops that add up to 1 cc; and it is important to note that various administration sets will produce different sizes of drops. So if a particular administration set had a drop factor of 15, it would mean that you would have to count 15 drops in the drip chamber to equal 1 cc.</text:p>
      <text:p text:style-name="P4"/>
      <text:p text:style-name="P29"><draw:frame draw:style-name="fr4" draw:name="Object413" text:anchor-type="as-char" svg:width="2.0736in" svg:height="0.3929in" draw:z-index="45"><draw:object xlink:href="./Object 14" xlink:type="simple" xlink:show="embed" xlink:actuate="onLoad"/><draw:image xlink:href="./ObjectReplacements/Object 14" xlink:type="simple" xlink:show="embed" xlink:actuate="onLoad"/><svg:desc>formula</svg:desc></draw:frame></text:p>
      <text:p text:style-name="P28"/>
      <text:p text:style-name="P4">So, let's look at an example problem where we are solving for the drip rate. You will find that dimensional analysis tends to be a useful method for solving these problems. </text:p>
      <text:p text:style-name="P4"/>
      <text:p text:style-name="P33">Example</text:p>
      <text:p text:style-name="P28"/>
      <text:p text:style-name="P28">A 1000 cc bag of NS is set to run for 5 hours. The infusion set has a drop factor of 20. What is the drip rate?</text:p>
      <text:p text:style-name="P28"/>
      <text:p text:style-name="P40">QUESTION </text:p>
      <text:p text:style-name="P45">What is the drip rate?</text:p>
      <text:p text:style-name="P40">DATA </text:p>
      <text:p text:style-name="P45">1000 cc<text:tab/>5 hours<text:tab/>drop factor of 20 = 20 gtt/cc</text:p>
      <text:p text:style-name="P47">a potentially useful conversion:</text:p>
      <text:p text:style-name="P45">1 hour/60 minute</text:p>
      <text:p text:style-name="P40">MATHEMATICAL METHOD / FORMULA </text:p>
      <text:p text:style-name="P45">dimensional analysis</text:p>
      <text:p text:style-name="P40">DO THE MATH </text:p>
      <text:p text:style-name="P45"><draw:frame draw:style-name="fr4" draw:name="Object414" text:anchor-type="as-char" svg:width="4.4272in" svg:height="0.3929in" draw:z-index="46"><draw:object xlink:href="./Object 15" xlink:type="simple" xlink:show="embed" xlink:actuate="onLoad"/><draw:image xlink:href="./ObjectReplacements/Object 15" xlink:type="simple" xlink:show="embed" xlink:actuate="onLoad"/><svg:desc>formula</svg:desc></draw:frame></text:p>
      <text:p text:style-name="P40">DOES THE ANSWER MAKE SENSE? </text:p>
      <text:p text:style-name="P45">Yes</text:p>
      <text:p text:style-name="P28"/>
      <text:p text:style-name="P28">Notice how we can conveniently divide our amount of solution by the quantity of time it is being infused over and then just start canceling everything out until we arrive at the units we are looking for. Let's use the above example as a template to attempt a practice problem on the next page.</text:p>
      <text:p text:style-name="P28"/>
      <text:p text:style-name="P32"/>
      <text:p text:style-name="P21">Practice Problem</text:p>
      <text:p text:style-name="P28"/>
      <text:p text:style-name="P28">An I.V. bottle containing 500 cc is set to run for 3 hours with a drop factor of 25 gtt/cc. What is the drip rate?</text:p>
      <text:p text:style-name="P28"/>
      <text:p text:style-name="P40">QUESTION </text:p>
      <text:p text:style-name="P40"/>
      <text:p text:style-name="P40">DATA </text:p>
      <text:p text:style-name="P40"/>
      <text:p text:style-name="P40"/>
      <text:p text:style-name="P40">MATHEMATICAL METHOD / FORMULA </text:p>
      <text:p text:style-name="P40"/>
      <text:p text:style-name="P40">DO THE MATH </text:p>
      <text:p text:style-name="P40"/>
      <text:p text:style-name="P40"/>
      <text:p text:style-name="P40"/>
      <text:p text:style-name="P40">DOES THE ANSWER MAKE SENSE? </text:p>
      <text:p text:style-name="P28"><draw:frame text:anchor-type="paragraph" draw:z-index="19" draw:style-name="gr1" draw:text-style-name="P101" svg:width="6.915in" svg:height="0.2268in" draw:transform="rotate (3.1415926535892) translate (6.91666666666667in 0.559722222222222in)"><draw:text-box><text:p><text:span text:style-name="T19">69 gtt/minute</text:span></text:p></draw:text-box></draw:frame></text:p>
      <text:p text:style-name="P28"/>
      <text:p text:style-name="P28">Now, lets do a few more practice problems.</text:p>
      <text:p text:style-name="P28"/>
      <text:p text:style-name="P33">Practice Problems</text:p>
      <text:p text:style-name="P33"/>
      <text:list xml:id="list1620675938" text:style-name="L7">
        <text:list-item>
          <text:p text:style-name="P80">An IV bottle containing 1000 cc of solution is set to run 15 hours with a drop factor of 30 gtt/cc. What is the drip rate? </text:p>
        </text:list-item>
      </text:list>
      <text:p text:style-name="P7"/>
      <text:p text:style-name="P7"/>
      <text:p text:style-name="P7"/>
      <text:p text:style-name="P7"/>
      <text:list xml:id="list821534114" text:continue-numbering="true" text:style-name="L7">
        <text:list-item>
          <text:p text:style-name="P80">Calculate the drip rate for an I.V. solution containing 2000 cc of solution with a drop factor of 20 set to run 15 hours. </text:p>
        </text:list-item>
      </text:list>
      <text:p text:style-name="P7"/>
      <text:p text:style-name="P7"/>
      <text:p text:style-name="P7"/>
      <text:p text:style-name="P7"/>
      <text:list xml:id="list1402168554" text:continue-numbering="true" text:style-name="L7">
        <text:list-item>
          <text:p text:style-name="P80">An I.V. solution of 1200 cc is set to run 8 hours with a drop factor of 20. What is the drip rate? </text:p>
        </text:list-item>
      </text:list>
      <text:p text:style-name="P7"/>
      <text:p text:style-name="P7"/>
      <text:p text:style-name="P7"/>
      <text:p text:style-name="P7"/>
      <text:list xml:id="list1244281677" text:continue-numbering="true" text:style-name="L7">
        <text:list-item>
          <text:p text:style-name="P80">An I.V. solution of 1500 cc is set to run 10 hours with a drop factor of 15. What is the drip rate? </text:p>
        </text:list-item>
      </text:list>
      <text:p text:style-name="P7"><draw:frame text:anchor-type="paragraph" draw:z-index="20" draw:style-name="gr1" draw:text-style-name="P101" svg:width="6.915in" svg:height="0.2268in" draw:transform="rotate (3.1415926535892) translate (6.91666666666667in 1.34722222222222in)"><draw:text-box><text:p><text:span text:style-name="T19">1) 33 gtt/minute <text:s text:c="3"/>2) 44 gtt/minute <text:s text:c="3"/>3) 50 gtt/minute <text:s text:c="3"/>4) 38 gtt/minute</text:span></text:p></draw:text-box></draw:frame></text:p>
      <text:p text:style-name="P30"/>
      <text:p text:style-name="P28"/>
      <text:p text:style-name="P19">Continuing with the concept of infusion rates let's look at some other infusion rate examples:</text:p>
      <text:p text:style-name="P28"/>
      <text:list xml:id="list434237215" text:continue-list="list1244281677" text:style-name="L7">
        <text:list-item text:start-value="1">
          <text:p text:style-name="P80">If a 1 liter bag of D5W is run through an IV over eight hours, what is the rate of infusion in mL/hr? </text:p>
        </text:list-item>
      </text:list>
      <text:p text:style-name="P7"/>
      <text:p text:style-name="P41"><draw:frame draw:style-name="fr4" draw:name="Object2" text:anchor-type="as-char" svg:width="2.2366in" svg:height="0.3929in" draw:z-index="1"><draw:object xlink:href="./Object 16" xlink:type="simple" xlink:show="embed" xlink:actuate="onLoad"/><draw:image xlink:href="./ObjectReplacements/Object 16" xlink:type="simple" xlink:show="embed" xlink:actuate="onLoad"/><svg:desc>formula</svg:desc></draw:frame></text:p>
      <text:p text:style-name="P7"/>
      <text:list xml:id="list1333601034" text:continue-numbering="true" text:style-name="L7">
        <text:list-item>
          <text:p text:style-name="P73">An order is for Heparin IV to infuse at 1000 units/hr. What will be the flow rate in mL/hr for a 500 mL bag of D5W with 25,000 units of heparin?</text:p>
        </text:list-item>
      </text:list>
      <text:p text:style-name="P4"/>
      <text:p text:style-name="P10"><text:span text:style-name="T10"><text:tab/></text:span><text:span text:style-name="T10"><draw:frame draw:style-name="fr4" draw:name="Object3" text:anchor-type="as-char" svg:width="2.5827in" svg:height="0.3929in" draw:z-index="2"><draw:object xlink:href="./Object 17" xlink:type="simple" xlink:show="embed" xlink:actuate="onLoad"/><draw:image xlink:href="./ObjectReplacements/Object 17" xlink:type="simple" xlink:show="embed" xlink:actuate="onLoad"/><svg:desc>formula</svg:desc></draw:frame></text:span></text:p>
      <text:p text:style-name="P4"/>
      <text:list xml:id="list1216507574" text:continue-numbering="true" text:style-name="L7">
        <text:list-item>
          <text:p text:style-name="P73">If a 1 liter bag of D5W is started on a patient at 1400 hours on Tuesday, when will the next bag be needed if it is running at a rate of 50 mL/hr?</text:p>
        </text:list-item>
      </text:list>
      <text:p text:style-name="P4"/>
      <text:p text:style-name="P40"><draw:frame draw:style-name="fr4" draw:name="Object4" text:anchor-type="as-char" svg:width="1.9882in" svg:height="0.3929in" draw:z-index="3"><draw:object xlink:href="./Object 18" xlink:type="simple" xlink:show="embed" xlink:actuate="onLoad"/><draw:image xlink:href="./ObjectReplacements/Object 18" xlink:type="simple" xlink:show="embed" xlink:actuate="onLoad"/><svg:desc>formula</svg:desc></draw:frame></text:p>
      <text:p text:style-name="P40"/>
      <text:p text:style-name="P42"><text:span text:style-name="T10">This means the next bag won't be needed till </text:span><text:span text:style-name="T11">1000 on Wednesday</text:span><text:span text:style-name="T10">.</text:span></text:p>
      <text:p text:style-name="P4"/>
      <text:p text:style-name="P28">Now, lets do a few more practice problems.</text:p>
      <text:p text:style-name="P28"/>
      <text:p text:style-name="P33">Practice Problems</text:p>
      <text:p text:style-name="P33"/>
      <text:list xml:id="list650726177" text:continue-list="list1216507574" text:style-name="L7">
        <text:list-item text:start-value="1">
          <text:p text:style-name="P80">If a 500 mL bag of 0.9% NaCl is run over 8 hours, what is the rate of infusion in mL/hr? </text:p>
        </text:list-item>
      </text:list>
      <text:p text:style-name="P7"/>
      <text:p text:style-name="P7"/>
      <text:p text:style-name="P7"/>
      <text:p text:style-name="P7"/>
      <text:list xml:id="list1456024130" text:continue-numbering="true" text:style-name="L7">
        <text:list-item>
          <text:p text:style-name="P80">A patient is on a heparin drip, 12,500 units in 250 mL of half-normal saline. He is to receive 1500 units per hour. At what rate (mL/hr) should the drug be infused?</text:p>
        </text:list-item>
      </text:list>
      <text:p text:style-name="P7"/>
      <text:p text:style-name="P7"/>
      <text:p text:style-name="P7"/>
      <text:p text:style-name="P7"/>
      <text:list xml:id="list380449041" text:continue-numbering="true" text:style-name="L7">
        <text:list-item>
          <text:p text:style-name="P80">If a 1 liter bag of NSS is started on a patient at 1200 hours on Tuesday, when will the next bag be needed if it is running at a rate of 100 mL/hr?</text:p>
        </text:list-item>
      </text:list>
      <text:p text:style-name="P4"/>
      <text:p text:style-name="P4"><draw:frame text:anchor-type="paragraph" draw:z-index="24" draw:style-name="gr1" draw:text-style-name="P101" svg:width="6.915in" svg:height="0.2268in" draw:transform="rotate (3.1415926535892) translate (6.91666666666667in 1.34722222222222in)"><draw:text-box><text:p><text:span text:style-name="T19">1) 62.5 mL/hr <text:s text:c="3"/>2) 30 mL/hr <text:s text:c="3"/>3) 2200 on Tuesday</text:span></text:p></draw:text-box></draw:frame></text:p>
      <text:p text:style-name="P4"/>
      <text:p text:style-name="P4"/>
      <text:p text:style-name="P18">Worksheet 10-2</text:p>
      <text:p text:style-name="P28">Name:</text:p>
      <text:p text:style-name="P28"/>
      <text:p text:style-name="P28">Date:</text:p>
      <text:p text:style-name="P36"/>
      <text:p text:style-name="P28">Solve the following problems.</text:p>
      <text:p text:style-name="P4"/>
      <text:list xml:id="list1418631174" text:continue-list="list675969169" text:style-name="L5">
        <text:list-item text:start-value="1">
          <text:p text:style-name="P71">An I.V. solution of 1000 cc is set to run over 8 hours with a drop factor of 15, what is the drip rate? </text:p>
        </text:list-item>
      </text:list>
      <text:p text:style-name="P4"/>
      <text:p text:style-name="P4"/>
      <text:p text:style-name="P4"/>
      <text:list xml:id="list1341234202" text:continue-numbering="true" text:style-name="L5">
        <text:list-item>
          <text:p text:style-name="P71">The physician orders 3000 mL to be infused over 24 hours and the IV set has a drop factor of 20 gtt/mL, what will the drip rate need to be?</text:p>
        </text:list-item>
      </text:list>
      <text:p text:style-name="P4"/>
      <text:p text:style-name="P4"/>
      <text:p text:style-name="P4"/>
      <text:list xml:id="list164508775" text:continue-numbering="true" text:style-name="L5">
        <text:list-item>
          <text:p text:style-name="P71">A medication order calls for 1 L of D5W to be administered over an 8 hour period. Using an IV administration set that delivers 10 gtt/mL, how many drops/minute should be delivered to the patient?</text:p>
        </text:list-item>
      </text:list>
      <text:p text:style-name="P4"/>
      <text:p text:style-name="P4"/>
      <text:p text:style-name="P4"/>
      <text:list xml:id="list560781796" text:continue-numbering="true" text:style-name="L5">
        <text:list-item>
          <text:p text:style-name="P71">Ten mL of 10% calcium gluconate injection and 10 mL of multivitamin infusion are mixed with 500 mL of D5W. The IV solution is to be infused over 5 hours. If the administration set has a drop factor of 15 what should the drip rate be? (<text:span text:style-name="T5">Hint: don't forget to calculate the total volume that is being infused.</text:span>)</text:p>
        </text:list-item>
      </text:list>
      <text:p text:style-name="P4"/>
      <text:p text:style-name="P4"/>
      <text:p text:style-name="P4"/>
      <text:list xml:id="list757007003" text:continue-numbering="true" text:style-name="L5">
        <text:list-item>
          <text:p text:style-name="P71">A 50 mL IVPB bag of ampicillin 500 mg in Normal Saline is to be run in over 20 minutes. What is the infusion rate in mL/hr?</text:p>
        </text:list-item>
      </text:list>
      <text:p text:style-name="P4"/>
      <text:p text:style-name="P4"/>
      <text:p text:style-name="P4"/>
      <text:list xml:id="list452120849" text:continue-numbering="true" text:style-name="L5">
        <text:list-item>
          <text:p text:style-name="P71">What is the flow rate in mL/hr for a TPN containing 500 mL of D10W, 500 mL of 7% amino acids, and 36 mL of micronutrients if it is run in over 16 hours?</text:p>
        </text:list-item>
      </text:list>
      <text:p text:style-name="P4"/>
      <text:p text:style-name="P4"/>
      <text:p text:style-name="P4"/>
      <text:list xml:id="list649690204" text:continue-numbering="true" text:style-name="L5">
        <text:list-item>
          <text:p text:style-name="P71">A 50 mL IVPB contains 500,000 units of penicillin G potassium. The rate of infusion ordered by the physician is 120 mL/hr. How long will the IVPB take to infuse?</text:p>
        </text:list-item>
      </text:list>
      <text:p text:style-name="P4"/>
      <text:p text:style-name="P4"/>
      <text:p text:style-name="P4"/>
      <text:p text:style-name="P4"/>
      <text:list xml:id="list161129469" text:continue-numbering="true" text:style-name="L5">
        <text:list-item>
          <text:p text:style-name="P71"><text:soft-page-break/>If a 1 liter bag of D5W is started on a patient at 2200 hours on Tuesday, when will the next bag be needed if it is running at a rate of 200 mL/hr?</text:p>
        </text:list-item>
      </text:list>
      <text:p text:style-name="P4"/>
      <text:p text:style-name="P4"/>
      <text:p text:style-name="P4"/>
      <text:list xml:id="list2071244790" text:continue-numbering="true" text:style-name="L5">
        <text:list-item>
          <text:p text:style-name="P71">A 100 mL bag containing 0.5 mg octreotide is to be infused at 50 mcg/hr. How many mL/hr will you need to set the pump to?</text:p>
        </text:list-item>
      </text:list>
      <text:p text:style-name="P4"/>
      <text:p text:style-name="P4"/>
      <text:p text:style-name="P4"/>
      <text:list xml:id="list1631281221" text:continue-numbering="true" text:style-name="L5">
        <text:list-item>
          <text:p text:style-name="P71">A patient received a 500 mL whole blood transfusion starting at 2113 at a rate of 180 mL/hr. At what time was the transfusion completed?</text:p>
        </text:list-item>
      </text:list>
      <text:p text:style-name="P4"/>
      <text:p text:style-name="P4"/>
      <text:p text:style-name="P52">Dosages Based on Body Weight</text:p>
      <text:p text:style-name="P4"/>
      <text:p text:style-name="P4">Many drugs need to be calculated based on body weight. Some of the drugs where you will see this most often include: </text:p>
      <text:p text:style-name="P4"/>
      <text:list xml:id="list883259731" text:style-name="L8">
        <text:list-item>
          <text:p text:style-name="P74">chemotherapy, </text:p>
        </text:list-item>
        <text:list-item>
          <text:p text:style-name="P74">steroids, </text:p>
        </text:list-item>
        <text:list-item>
          <text:p text:style-name="P74">antibiotics, </text:p>
        </text:list-item>
        <text:list-item>
          <text:p text:style-name="P74">heparinoids, and </text:p>
        </text:list-item>
        <text:list-item>
          <text:p text:style-name="P74">drugs for pediatric and geriatric patients </text:p>
        </text:list-item>
      </text:list>
      <text:p text:style-name="P4"/>
      <text:p text:style-name="P4">If a medication dose is to be based on a body weight it will usually be requested in mg/kg.</text:p>
      <text:p text:style-name="P4"/>
      <text:p text:style-name="P4">If a medication is ordered as 5mg/kg and the patient weighs 100kg you will need 500mg of drug.</text:p>
      <text:p text:style-name="P4"/>
      <text:p text:style-name="P4"><draw:frame draw:style-name="fr4" draw:name="Object6" text:anchor-type="as-char" svg:width="1.6598in" svg:height="0.3929in" draw:z-index="47"><draw:object xlink:href="./Object 19" xlink:type="simple" xlink:show="embed" xlink:actuate="onLoad"/><draw:image xlink:href="./ObjectReplacements/Object 19" xlink:type="simple" xlink:show="embed" xlink:actuate="onLoad"/><svg:desc>formula</svg:desc></draw:frame></text:p>
      <text:p text:style-name="P4"/>
      <text:p text:style-name="P33">Example</text:p>
      <text:p text:style-name="P28"/>
      <text:p text:style-name="P28">A physician orders cyclophosphamide to be given 5 mg/kg qid in 50mL D5W. The patient weighs 132 pounds. If the concentration of the drug available is 500 mg/10mL, how many mL should be added to each bag?</text:p>
      <text:p text:style-name="P28"/>
      <text:p text:style-name="P40">QUESTION </text:p>
      <text:p text:style-name="P45">How many mL should be added to each bag?</text:p>
      <text:p text:style-name="P40">DATA </text:p>
      <text:p text:style-name="P45">5 mg/kg<text:tab/>qid<text:tab/>50 mL of D5W<text:tab/>132 lbs<text:tab/><text:tab/>500 mg/10 mL</text:p>
      <text:p text:style-name="P47">a potentially useful conversion:</text:p>
      <text:p text:style-name="P45">1 kg/2.2 lbs</text:p>
      <text:p text:style-name="P40">MATHEMATICAL METHOD / FORMULA </text:p>
      <text:p text:style-name="P45">dimensional analysis</text:p>
      <text:p text:style-name="P40">DO THE MATH </text:p>
      <text:p text:style-name="P45"><draw:frame draw:style-name="fr4" draw:name="Object5" text:anchor-type="as-char" svg:width="2.7925in" svg:height="0.3929in" draw:z-index="48"><draw:object xlink:href="./Object 20" xlink:type="simple" xlink:show="embed" xlink:actuate="onLoad"/><draw:image xlink:href="./ObjectReplacements/Object 20" xlink:type="simple" xlink:show="embed" xlink:actuate="onLoad"/><svg:desc>formula</svg:desc></draw:frame></text:p>
      <text:p text:style-name="P40">DOES THE ANSWER MAKE SENSE? </text:p>
      <text:p text:style-name="P45">Yes</text:p>
      <text:p text:style-name="P28"/>
      <text:p text:style-name="P28">Notice that there was a lot of unnecessary information in the problem, and that you needed to use a conversion to solve the problem. </text:p>
      <text:p text:style-name="P19">Sometimes you will need to incorporate additional units (such as time) into weight based dosage calculations. Let's look at an example of this. </text:p>
      <text:p text:style-name="P28"/>
      <text:p text:style-name="P33">Example</text:p>
      <text:p text:style-name="P28"/>
      <text:p text:style-name="P28">You are asked to set the infusion rate for a patient's Remodulin, which is being infused via a CAD pump? The physician ordered 104 ng/kg/min. You pull up the patient's profile and verify the troprostenil cassette with 20 mg of troprostenil and 98 mL of NS has a total volume of 100 mL, and you confirm the patients weight of 58 kg that you have on file is correct. How many mL/day will you need to set this pump to?</text:p>
      <text:p text:style-name="P28"/>
      <text:p text:style-name="P40">QUESTION </text:p>
      <text:p text:style-name="P45">How many mL/day will you need to set this pump to?</text:p>
      <text:p text:style-name="P40">DATA </text:p>
      <text:p text:style-name="P45">104 ng/kg/min<text:tab/><text:tab/>20 mg<text:tab/><text:tab/>98 mL NS<text:tab/>100 mL total volume<text:tab/><text:tab/>58 kg</text:p>
      <text:p text:style-name="P47">a potentially useful conversion:</text:p>
      <text:p text:style-name="P45">1 mcg/1000 ng<text:tab/>1 mg/1000 mcg<text:tab/>60 min/hr<text:tab/>24 hr/day</text:p>
      <text:p text:style-name="P40">MATHEMATICAL METHOD / FORMULA </text:p>
      <text:p text:style-name="P45">dimensional analysis</text:p>
      <text:p text:style-name="P40">DO THE MATH </text:p>
      <text:p text:style-name="P45"><draw:frame draw:style-name="fr4" draw:name="Object7" text:anchor-type="as-char" svg:width="5.6083in" svg:height="0.3929in" draw:z-index="49"><draw:object xlink:href="./Object 21" xlink:type="simple" xlink:show="embed" xlink:actuate="onLoad"/><draw:image xlink:href="./ObjectReplacements/Object 21" xlink:type="simple" xlink:show="embed" xlink:actuate="onLoad"/><svg:desc>formula</svg:desc></draw:frame></text:p>
      <text:p text:style-name="P40">DOES THE ANSWER MAKE SENSE? </text:p>
      <text:p text:style-name="P45">Yes</text:p>
      <text:p text:style-name="P28"/>
      <text:p text:style-name="P28">Notice that minutes from <text:span text:style-name="T5">104 ng/kg/min</text:span> were kept with the kg for mathematical purposes. <text:s/>Often, when given a value with multiple <text:span text:style-name="T5">'/' </text:span>the unit after the <text:span text:style-name="T5">kg</text:span> will be kept with the <text:span text:style-name="T5">unit of time</text:span>. Besides <text:span text:style-name="T5">minutes</text:span>, you will also see <text:span text:style-name="T5">hours</text:span>, <text:span text:style-name="T5">days</text:span>, and <text:span text:style-name="T5">doses</text:span> kept with the <text:span text:style-name="T5">kg</text:span>.</text:p>
      <text:p text:style-name="P28"/>
      <text:p text:style-name="P28">Let's do a few practice problems.</text:p>
      <text:p text:style-name="P28"/>
      <text:p text:style-name="P33">Practice Problems</text:p>
      <text:p text:style-name="P33"/>
      <text:p text:style-name="P28">To do these next four problems let's create a scenario where the 165 pound author of this textbook is in a terrible car accident and requires the spinal cord protocol for two methylprednisolone infusions.</text:p>
      <text:p text:style-name="P33"/>
      <text:list xml:id="list714678255" text:continue-list="list380449041" text:style-name="L7">
        <text:list-item text:start-value="1">
          <text:p text:style-name="P80">First, you need to make a bolus dose of 30 mg/kg in 50 mL of NS. How many mg of methylprednisolone will you need to make the bolus dose? (The bolus dose will be infused over 1 hour)</text:p>
        </text:list-item>
      </text:list>
      <text:p text:style-name="P7"/>
      <text:p text:style-name="P7"/>
      <text:p text:style-name="P7"/>
      <text:list xml:id="list112309227" text:continue-numbering="true" text:style-name="L7">
        <text:list-item>
          <text:p text:style-name="P80">If methylprednisolone comes in a double chamber vial with a concentration of 1 g/8 mL, how many mL will you need to add to the 50 mL bag of NS?</text:p>
        </text:list-item>
      </text:list>
      <text:p text:style-name="P7"/>
      <text:p text:style-name="P7"/>
      <text:p text:style-name="P7"/>
      <text:list xml:id="list498336864" text:continue-numbering="true" text:style-name="L7">
        <text:list-item>
          <text:p text:style-name="P80"><text:soft-page-break/>After the bolus dose is infused, your instructor will need a continuous infusion of methylprednisolone at a rate of 5.4 mg/kg/hr for 23 hours. How many mg of methylprednisolone will you need to make the continuous infusion?</text:p>
        </text:list-item>
      </text:list>
      <text:p text:style-name="P7"/>
      <text:p text:style-name="P7"/>
      <text:p text:style-name="P7"/>
      <text:list xml:id="list1856431650" text:continue-numbering="true" text:style-name="L7">
        <text:list-item>
          <text:p text:style-name="P80">The continuous infusion is to be administered with normal saline as the diluent. If the final bag has to have an exact volume of 1000 mL, how many mL methylprednisolone will be needed since it comes in a <text:s/>double chamber vial with a concentration of 1 g/8 mL and how many mL of NS will be needed?</text:p>
        </text:list-item>
      </text:list>
      <text:p text:style-name="P7"><draw:frame text:anchor-type="paragraph" draw:z-index="25" draw:style-name="gr1" draw:text-style-name="P101" svg:width="6.915in" svg:height="0.2268in" draw:transform="rotate (3.1415926535892) translate (6.91666666666667in 1.34722222222222in)"><draw:text-box><text:p><text:span text:style-name="T19">1) 2,250 mg <text:s text:c="3"/>2) 18 mL <text:s text:c="3"/>3) 9,315 mg <text:s text:c="3"/>4) 74.5 mL of methylprednisolone and 925.5 mL of normal saline</text:span></text:p></draw:text-box></draw:frame></text:p>
      <text:p text:style-name="P30"/>
      <text:p text:style-name="P30"/>
      <text:p text:style-name="P30"/>
      <text:p text:style-name="P20"/>
      <text:p text:style-name="P18">Worksheet 10-3</text:p>
      <text:p text:style-name="P30">Name:</text:p>
      <text:p text:style-name="P30"/>
      <text:p text:style-name="P30">Date:</text:p>
      <text:p text:style-name="P37"/>
      <text:p text:style-name="P30">Solve the following problems.</text:p>
      <text:p text:style-name="P12"/>
      <text:list xml:id="list2042108883" text:style-name="L9">
        <text:list-item>
          <text:p text:style-name="P84">Ceftazidime is ordered for a 55 pound pediatric patient at a dosage of 150 mg/kg/day to be infused over 24 hours. The drug when reconstituted has a concentration of 100 mg/mL. How many mL of the reconstituted solution will be required?</text:p>
        </text:list-item>
      </text:list>
      <text:p text:style-name="P12"/>
      <text:p text:style-name="P12"/>
      <text:p text:style-name="P12"/>
      <text:p text:style-name="P12"/>
      <text:p text:style-name="P12"/>
      <text:list xml:id="list1858115283" text:style-name="L10">
        <text:list-item>
          <text:p text:style-name="P85">Succinylcholine is available in a concentration of 20 mg/ml in a 10 mL vial. The order reads 40 mcg/kg IV push ever 5 to 10 minutes as a maintenance dose for a patient that weighs 198 lbs. How many ml will the CRNA give IV push for each dose?</text:p>
        </text:list-item>
      </text:list>
      <text:p text:style-name="P12"/>
      <text:p text:style-name="P12"/>
      <text:p text:style-name="P12"/>
      <text:p text:style-name="P12"/>
      <text:p text:style-name="P12"/>
      <text:list xml:id="list377435539" text:style-name="L11">
        <text:list-item>
          <text:p text:style-name="P86">A patient, weighing 165 lbs, is ordered phenobarbital 5 mg/kg at bedtime. The phenobarbital is available in a 1 mL vial with a concentration of 65 mg/mL. How many mL will the patient need for this dose.</text:p>
        </text:list-item>
      </text:list>
      <text:p text:style-name="P12"/>
      <text:p text:style-name="P12"/>
      <text:p text:style-name="P12"/>
      <text:p text:style-name="P12"/>
      <text:p text:style-name="P12"/>
      <text:list xml:id="list919889015" text:style-name="L12">
        <text:list-item>
          <text:p text:style-name="P87">Gentamycin is ordered 5 mg/kg for a patient who weighs 220 pounds. Gentamycin is available in a 20 mL MDV with a concentration of 40 mg/mL. How many mL of gentamycin should the patient receive?</text:p>
        </text:list-item>
      </text:list>
      <text:p text:style-name="P12"/>
      <text:p text:style-name="P12"/>
      <text:p text:style-name="P12"/>
      <text:p text:style-name="P12"/>
      <text:p text:style-name="P12"/>
      <text:list xml:id="list604937287" text:style-name="L13">
        <text:list-item>
          <text:p text:style-name="P88">A physician orders a dose of vincristine, based on the patient's body weight, as 25 mcg/kg. <text:span text:style-name="T14">The maximum dose of vincristine is capped at 2 mg, so if your calculated dose exceeds that it is automatically reduced to 2 mg. </text:span>The drug is available as 1 mg/mL vials. The patient weighs 143 pounds. How many mL are used for a dose?</text:p>
        </text:list-item>
      </text:list>
      <text:p text:style-name="P12"/>
      <text:p text:style-name="P12"/>
      <text:p text:style-name="P12"/>
      <text:list xml:id="list1948747341" text:style-name="L14">
        <text:list-item>
          <text:p text:style-name="P89"><text:soft-page-break/>A 209 pound patient with an acute spinal cord injury is ordered a methylprednisolone bolus and drip.</text:p>
        </text:list-item>
      </text:list>
      <text:p text:style-name="P12"/>
      <text:p text:style-name="P62">a)<text:tab/>The bolus dose is 30 mg/kg of body weight in 50 ml of normal saline. How many milligrams of methylprednisolone will the patient receive in their bolus?</text:p>
      <text:p text:style-name="P62"/>
      <text:p text:style-name="P62"/>
      <text:p text:style-name="P62"/>
      <text:p text:style-name="P62"/>
      <text:p text:style-name="P62">b)<text:tab/>The continuous infusion is 5.4 mg/kg/hour for 23 hours in normal saline with a total volume of 1000 ml. <text:s/>How many milligrams of methylprednisolone will the patient receive in their continuous infusion?</text:p>
      <text:p text:style-name="P26"/>
      <text:p text:style-name="P26"/>
      <text:p text:style-name="P26"/>
      <text:p text:style-name="P26"/>
      <text:list xml:id="list358473081" text:style-name="L15">
        <text:list-item>
          <text:p text:style-name="P94">A physician writes for a 154 pound patient to receive a cyclophosphamide induction dose of 40 mg/kg equally divided into two doses. After that the patient is to receive maintenance dose of 10 mg/kg every seven days.</text:p>
        </text:list-item>
      </text:list>
      <text:p text:style-name="P27"/>
      <text:p text:style-name="P62">a)<text:tab/>How many mg of cyclophosphamide will the patient receive for each of their induction doses?</text:p>
      <text:p text:style-name="P62"/>
      <text:p text:style-name="P62"/>
      <text:p text:style-name="P62"/>
      <text:p text:style-name="P62"/>
      <text:p text:style-name="P62">b)<text:tab/>How many mg of cyclophosphamide will the patient receive for each of their maintenance doses?</text:p>
      <text:p text:style-name="P44"/>
      <text:p text:style-name="P44"/>
      <text:p text:style-name="P44"/>
      <text:p text:style-name="P44"/>
      <text:p text:style-name="P44"/>
      <text:list xml:id="list2040422721" text:style-name="L16">
        <text:list-item>
          <text:p text:style-name="P95">A two day old 5 pound 6 ounce neonate with a severe infection is ordered a continuous infusion of penicillin g potassium at a rate of 4,000 units/kg/hr. The nursing unit wants to hang a new bag every 12 hours, how many units of penicillin g potassium should be in each bag?</text:p>
        </text:list-item>
      </text:list>
      <text:p text:style-name="P26"/>
      <text:p text:style-name="P26"/>
      <text:p text:style-name="P28"/>
      <text:p text:style-name="P17">Dosage Calculations Based on Body Surface Area</text:p>
      <text:p text:style-name="P28"/>
      <text:p text:style-name="P28">The body surface area (BSA) is the measured or calculated surface of a human body, and it is measured in square meters (m<text:span text:style-name="T16">2</text:span>). For many clinical purposes BSA is a better indicator of metabolic mass than body weight because it is less affected by abnormal adipose mass. </text:p>
      <text:p text:style-name="P28"/>
      <text:p text:style-name="P28">Examples of uses for BSA include: </text:p>
      <text:p text:style-name="P28"/>
      <text:list xml:id="list830281335" text:style-name="L17">
        <text:list-item>
          <text:p text:style-name="P75">renal clearance is usually divided by the BSA to gain an appreciation of the true required glomelular filtration rate (GFR), </text:p>
        </text:list-item>
        <text:list-item>
          <text:p text:style-name="P75">chemotherapy is often dosed according to the patient's BSA, and </text:p>
        </text:list-item>
        <text:list-item>
          <text:p text:style-name="P75">glucocorticoid dosing can also be expressed in terms of BSA for calculating maintenance doses or to compare high dose use with maintenance requirement.</text:p>
        </text:list-item>
      </text:list>
      <text:p text:style-name="P28"/>
      <text:p text:style-name="P28">There are number of ways to calculate BSA:</text:p>
      <text:p text:style-name="P28"/>
      <text:p text:style-name="P40">such as various formulas:</text:p>
      <text:list xml:id="list1647516460" text:style-name="L18">
        <text:list-item>
          <text:p text:style-name="P82"><text:span text:style-name="T10">Dubois &amp; Dubois; BSA (m</text:span><text:span text:style-name="T15">2</text:span><text:span text:style-name="T10">) = 0.007184 </text:span><text:span text:style-name="T13">x</text:span><text:span text:style-name="T10"> weight in kg</text:span><text:span text:style-name="T15">0.425</text:span><text:span text:style-name="T10"> </text:span><text:span text:style-name="T13">x</text:span><text:span text:style-name="T10"> height in cm</text:span><text:span text:style-name="T15">0.725</text:span></text:p>
        </text:list-item>
        <text:list-item>
          <text:p text:style-name="P82"><text:span text:style-name="T10">Mosteller; BSA (m</text:span><text:span text:style-name="T15">2</text:span><text:span text:style-name="T10">) = </text:span><text:span text:style-name="T10"><draw:frame draw:style-name="fr5" draw:name="Object16" text:anchor-type="as-char" svg:width="1.9984in" svg:height="0.428in" draw:z-index="43"><draw:object xlink:href="./Object 30" xlink:type="simple" xlink:show="embed" xlink:actuate="onLoad"/><draw:image xlink:href="./ObjectReplacements/Object 30" xlink:type="simple" xlink:show="embed" xlink:actuate="onLoad"/><svg:desc>formula</svg:desc></draw:frame></text:span></text:p>
        </text:list-item>
        <text:list-item>
          <text:p text:style-name="P82"><text:span text:style-name="T10">Haycock; BSA (m</text:span><text:span text:style-name="T15">2</text:span><text:span text:style-name="T10">) = 0.024265 </text:span><text:span text:style-name="T13">x</text:span><text:span text:style-name="T10"> weight in kg</text:span><text:span text:style-name="T15">0.5378</text:span><text:span text:style-name="T10"> </text:span><text:span text:style-name="T13">x</text:span><text:span text:style-name="T10"> height in cm</text:span><text:span text:style-name="T15">0.3964</text:span></text:p>
        </text:list-item>
      </text:list>
      <text:p text:style-name="P40">using a nomogram (a chart based method pictured on the next page),</text:p>
      <text:p text:style-name="P40">or some more peculiar ways:</text:p>
      <text:list xml:id="list1101130153" text:style-name="L19">
        <text:list-item>
          <text:p text:style-name="P76">geometry,</text:p>
        </text:list-item>
        <text:list-item>
          <text:p text:style-name="P76">thoroughly detailed 3D scans,</text:p>
        </text:list-item>
        <text:list-item>
          <text:p text:style-name="P76">even wrapping patients in aluminum foil.</text:p>
        </text:list-item>
      </text:list>
      <text:p text:style-name="P40"/>
      <text:p text:style-name="P28">A nomogram is a common method and is the way we will concentrate on. <text:s/>A nomogram pictured on the next page has three columns:</text:p>
      <text:p text:style-name="P28"/>
      <text:list xml:id="list1789321695" text:style-name="L20">
        <text:list-item>
          <text:p text:style-name="P77">height based in both centimeters and inches,</text:p>
        </text:list-item>
        <text:list-item>
          <text:p text:style-name="P77">body surface area in m<text:span text:style-name="T16">2</text:span>, and</text:p>
        </text:list-item>
        <text:list-item>
          <text:p text:style-name="P77">weight based in both kilograms and pounds.</text:p>
        </text:list-item>
      </text:list>
      <text:p text:style-name="P28"/>
      <text:p text:style-name="P33">How does someone use a nomogram? </text:p>
      <text:p text:style-name="P28"/>
      <text:p text:style-name="P40">The height and the weight of the patient are found on the nomogram and then a straight line is drawn connecting the two values. The BSA for that patient is found where the line intersects the BSA column. As an example find 5' 3" (63 inches) and 110 pounds. If you draw a line connecting the two values you should get a BSA of 1.5 m<text:span text:style-name="T16">2</text:span>.</text:p>
      <text:p text:style-name="P18">Nomogram for Determination of Body Surface Area from Height and Weight</text:p>
      <text:p text:style-name="P34"/>
      <table:table table:name="Table1" table:style-name="Table1">
        <table:table-column table:style-name="Table1.A"/>
        <table:table-column table:style-name="Table1.B"/>
        <table:table-column table:style-name="Table1.C"/>
        <table:table-row>
          <table:table-cell table:style-name="Table1.A1" office:value-type="string">
            <text:p text:style-name="P56">Height</text:p>
          </table:table-cell>
          <table:table-cell table:style-name="Table1.A1" office:value-type="string">
            <text:p text:style-name="P57">Body Surface Area</text:p>
          </table:table-cell>
          <table:table-cell table:style-name="Table1.A1" office:value-type="string">
            <text:p text:style-name="P58">Weight</text:p>
          </table:table-cell>
        </table:table-row>
      </table:table>
      <text:p text:style-name="P28"><draw:frame draw:style-name="fr3" draw:name="graphics1" text:anchor-type="paragraph" svg:x="0.4598in" svg:y="0.1in" svg:width="6in" svg:height="8.0598in" draw:z-index="29"><draw:image xlink:href="Pictures/10000201000011520000174413F496CF.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
      <text:p text:style-name="P36"><draw:frame text:anchor-type="paragraph" draw:z-index="30" draw:style-name="gr10" draw:text-style-name="P110" svg:width="6.9071in" svg:height="0.4622in" svg:x="0.0126in" svg:y="0.2374in"><draw:text-box><text:p text:style-name="P109"><text:span text:style-name="T22">Nomogram is based on the Dubois &amp; Dubois formula.</text:span></text:p><text:p text:style-name="P109"><text:span text:style-name="T22">BSA (m</text:span><text:span text:style-name="T23">2</text:span><text:span text:style-name="T22">) = 0.007184 </text:span><text:span text:style-name="T24">x</text:span><text:span text:style-name="T22"> weight in kg</text:span><text:span text:style-name="T23">0.425</text:span><text:span text:style-name="T22"> </text:span><text:span text:style-name="T24">x</text:span><text:span text:style-name="T22"> height in cm</text:span><text:span text:style-name="T23">0.725</text:span></text:p></draw:text-box></draw:frame></text:p>
      <text:p text:style-name="P28"/>
      <text:p text:style-name="P28"><text:soft-page-break/>Let's look at an example problem.</text:p>
      <text:p text:style-name="P28"/>
      <text:p text:style-name="P33">Example</text:p>
      <text:p text:style-name="P28"/>
      <text:p text:style-name="P40">QUESTION </text:p>
      <text:p text:style-name="P45">A physician orders a bolus dose of doxorubicin for a 6'1” patient that weighs 165 lbs. The drug dose is 75 mg/m<text:span text:style-name="T16">2</text:span>. What is the bolus dose in mg? </text:p>
      <text:p text:style-name="P40">DATA </text:p>
      <text:p text:style-name="P45">6'1” </text:p>
      <text:p text:style-name="P45">165 lbs </text:p>
      <text:p text:style-name="P45">75 mg/m<text:span text:style-name="T16">2</text:span> </text:p>
      <text:p text:style-name="P40">FORMULA/METHOD </text:p>
      <text:p text:style-name="P45">Use a nomogram to find BSA then use factor label to do the calculation. </text:p>
      <text:p text:style-name="P40">MATH </text:p>
      <text:p text:style-name="P45">BSA = 1.98 m<text:span text:style-name="T16">2</text:span> </text:p>
      <text:p text:style-name="P45"><draw:frame draw:style-name="fr4" draw:name="Object8" text:anchor-type="as-char" svg:width="1.9189in" svg:height="0.4402in" draw:z-index="39"><draw:object xlink:href="./Object 22" xlink:type="simple" xlink:show="embed" xlink:actuate="onLoad"/><draw:image xlink:href="./ObjectReplacements/Object 22" xlink:type="simple" xlink:show="embed" xlink:actuate="onLoad"/><svg:desc>formula</svg:desc></draw:frame></text:p>
      <text:p text:style-name="P40">DOES THE ANSWER MAKE SENSE? </text:p>
      <text:p text:style-name="P45">Yes </text:p>
      <text:p text:style-name="P28"/>
      <text:p text:style-name="P28">Now you should attempt a practice problem.</text:p>
      <text:p text:style-name="P28"/>
      <text:p text:style-name="P33">Practice Problem</text:p>
      <text:p text:style-name="P28"/>
      <text:p text:style-name="P5">If the dose of Taxol (paclitaxel) in the treatment <text:s/>of metastatic ovarian cancer is 135 mg/m<text:span text:style-name="T16">2</text:span>, what would be the dose for a patient 155 cm tall and weighing 53 kg?</text:p>
      <text:p text:style-name="P4"/>
      <text:p text:style-name="P4"><draw:frame text:anchor-type="paragraph" draw:z-index="26" draw:style-name="gr1" draw:text-style-name="P101" svg:width="6.915in" svg:height="0.2268in" draw:transform="rotate (3.1415926535892) translate (6.91666666666667in 1.34722222222222in)"><draw:text-box><text:p><text:span text:style-name="T19">202.5 mg</text:span></text:p></draw:text-box></draw:frame></text:p>
      <text:p text:style-name="P54"/>
      <text:p text:style-name="P53">Worksheet 10-4</text:p>
      <text:p text:style-name="P4">Name:</text:p>
      <text:p text:style-name="P4"/>
      <text:p text:style-name="P4">Date:</text:p>
      <text:p text:style-name="P2"/>
      <text:p text:style-name="P16">Solve the following problems.</text:p>
      <text:p text:style-name="P16"/>
      <text:p text:style-name="P59">1)<text:tab/>Leukine (a drug used to increase neutrophils in patients receiving chemotherapy for Leukemia) is to be administered by IV at 250 mcg/m²/day for 21 days. How many mcg will a patient receive each day if they are 5'10” and weigh 156 lbs.</text:p>
      <text:p text:style-name="P59"/>
      <text:p text:style-name="P59"/>
      <text:p text:style-name="P59"/>
      <text:p text:style-name="P59"/>
      <text:p text:style-name="P59"/>
      <text:list xml:id="list1585811238" text:style-name="L21">
        <text:list-item>
          <text:p text:style-name="P98">A patient weighs 176 lbs and is 71 inches tall. Their physician orders doxorubicin (an antineoplastic agent) 25 mg/m² in 50 ml of NS. The doxorubicin is supplied as 50 mg vials with a concentration of 4 mg/ml.</text:p>
          <text:p text:style-name="P99"/>
        </text:list-item>
      </text:list>
      <text:p text:style-name="P64">a)<text:tab/>How many mg will the patient need?</text:p>
      <text:p text:style-name="P64"/>
      <text:p text:style-name="P64"/>
      <text:p text:style-name="P64"/>
      <text:p text:style-name="P64">b)<text:tab/>How many mL of doxorubicin will you add to the NS bag?</text:p>
      <text:p text:style-name="P64"/>
      <text:p text:style-name="P64"/>
      <text:p text:style-name="P64"/>
      <text:p text:style-name="P64">c)<text:tab/>How many vials of doxorubicin will you need to gather to make this IV?</text:p>
      <text:p text:style-name="P60"/>
      <text:p text:style-name="P60"/>
      <text:p text:style-name="P60"/>
      <text:p text:style-name="P59">3)<text:tab/>A 1 gram vial of methotrexate when reconstituted with Normal Saline has a concentration of 50 mg/mL. A patient with a BSA of 1.60 m² is ordered 6 g/m² by IV infusion every week. How many ml of the reconstituted solution will the patient receive?</text:p>
      <text:p text:style-name="P59"/>
      <text:p text:style-name="P59"/>
      <text:p text:style-name="P59"/>
      <text:p text:style-name="P59"/>
      <text:p text:style-name="P61"><text:span text:style-name="T17">4)<text:tab/>A physician orders bleomycin in a dose of 20 units/m</text:span><text:span text:style-name="T18">²</text:span><text:span text:style-name="T17"> twice weekly. The reconstituted bleomycin has a concentration of 30 units/mL. The patient is 5'3” tall and weighs 110 lbs. How many mL will the patient need for a single dose.</text:span></text:p>
      <text:p text:style-name="P59"/>
      <text:p text:style-name="P59"/>
      <text:p text:style-name="P59"/>
      <text:p text:style-name="P59"/>
      <text:p text:style-name="P59"/>
      <text:p text:style-name="P59"><text:soft-page-break/>5)<text:tab/>An order is received in the pharmacy for 5-FU IV for a 5'6” patient weighing 125 lbs. The 5-FU solution is available in a 50mg/mL concentration. The dosage schedule is as follows:</text:p>
      <text:p text:style-name="P16"/>
      <text:p text:style-name="P39"><text:span text:style-name="T17">Initial dose: 400 mg/m</text:span><text:span text:style-name="T18">²</text:span><text:span text:style-name="T17">/day for 5 days IV push</text:span></text:p>
      <text:p text:style-name="P40">How many grams of 5-FU has the patient received after the first 5 days?</text:p>
      <text:p text:style-name="P4"/>
      <text:p text:style-name="P55">Pediatric Dosing</text:p>
      <text:p text:style-name="P11"/>
      <text:p text:style-name="P11">We will be reviewing a multitude of ways to calculate a pediatric patient's medication dose.</text:p>
      <text:p text:style-name="P11"/>
      <text:p text:style-name="P11">Some pediatric doses may simply be calculated based on <text:span text:style-name="T7">body weight</text:span> or <text:span text:style-name="T7">body surface area</text:span> (BSA). Those kinds of problems are fairly straight forward in problems like:</text:p>
      <text:p text:style-name="P11"/>
      <text:p text:style-name="P43">A <text:s/>neonate weighing 4000 g is ordered tobramycin q8h at 2.5 mg/kg/dose, how many mg of tobramycin should the neonate receive?</text:p>
      <text:p text:style-name="P43"/>
      <text:p text:style-name="P48"><draw:frame draw:style-name="fr4" draw:name="Object9" text:anchor-type="as-char" svg:width="2.8744in" svg:height="0.3925in" draw:z-index="10"><draw:object xlink:href="./Object 23" xlink:type="simple" xlink:show="embed" xlink:actuate="onLoad"/><draw:image xlink:href="./ObjectReplacements/Object 23" xlink:type="simple" xlink:show="embed" xlink:actuate="onLoad"/><svg:desc>formula</svg:desc></draw:frame></text:p>
      <text:p text:style-name="P43"/>
      <text:p text:style-name="P43">A medication is dosed as 100 mg/m<text:span text:style-name="T16">2</text:span>, what would be the dose if a pediatric patient had a BSA of 0.87 m<text:span text:style-name="T16">2</text:span>?</text:p>
      <text:p text:style-name="P43"/>
      <text:p text:style-name="P48"><draw:frame draw:style-name="fr4" draw:name="Object10" text:anchor-type="as-char" svg:width="1.7984in" svg:height="0.4398in" draw:z-index="11"><draw:object xlink:href="./Object 24" xlink:type="simple" xlink:show="embed" xlink:actuate="onLoad"/><draw:image xlink:href="./ObjectReplacements/Object 24" xlink:type="simple" xlink:show="embed" xlink:actuate="onLoad"/><svg:desc>formula</svg:desc></draw:frame></text:p>
      <text:p text:style-name="P43"/>
      <text:p text:style-name="P11">But, both of the aforementioned ways treat pediatric dosing as if children were simply miniature adults. We will take some time and look at other ways to calculate pediatric doses.</text:p>
      <text:p text:style-name="P11"/>
      <text:p text:style-name="P13">Clark's Rule</text:p>
      <text:p text:style-name="P11">(based on weight for children ages 2-17)</text:p>
      <text:p text:style-name="P11"/>
      <text:p text:style-name="P43"><draw:frame draw:style-name="fr4" draw:name="Object11" text:anchor-type="as-char" svg:width="3.8728in" svg:height="0.4075in" draw:z-index="12"><draw:object xlink:href="./Object 25" xlink:type="simple" xlink:show="embed" xlink:actuate="onLoad"/><draw:image xlink:href="./ObjectReplacements/Object 25" xlink:type="simple" xlink:show="embed" xlink:actuate="onLoad"/><svg:desc>formula</svg:desc></draw:frame></text:p>
      <text:p text:style-name="P11"/>
      <text:p text:style-name="P13">Young's Rule</text:p>
      <text:p text:style-name="P11">(based on age for all children)</text:p>
      <text:p text:style-name="P11"/>
      <text:p text:style-name="P43"><draw:frame draw:style-name="fr4" draw:name="Object12" text:anchor-type="as-char" svg:width="2.6752in" svg:height="0.3925in" draw:z-index="21"><draw:object xlink:href="./Object 26" xlink:type="simple" xlink:show="embed" xlink:actuate="onLoad"/><draw:image xlink:href="./ObjectReplacements/Object 26" xlink:type="simple" xlink:show="embed" xlink:actuate="onLoad"/><svg:desc>formula</svg:desc></draw:frame></text:p>
      <text:p text:style-name="P11"/>
      <text:p text:style-name="P13">Fried's rule</text:p>
      <text:p text:style-name="P11">(based on age up to 24 months)</text:p>
      <text:p text:style-name="P11"/>
      <text:p text:style-name="P43"><draw:frame draw:style-name="fr4" draw:name="Object13" text:anchor-type="as-char" svg:width="3.1965in" svg:height="0.4008in" draw:z-index="22"><draw:object xlink:href="./Object 27" xlink:type="simple" xlink:show="embed" xlink:actuate="onLoad"/><draw:image xlink:href="./ObjectReplacements/Object 27" xlink:type="simple" xlink:show="embed" xlink:actuate="onLoad"/><svg:desc>formula</svg:desc></draw:frame></text:p>
      <text:p text:style-name="P11"/>
      <text:p text:style-name="P13">Cowling's rule</text:p>
      <text:p text:style-name="P11"/>
      <text:p text:style-name="P11"><draw:frame draw:style-name="fr4" draw:name="Object15" text:anchor-type="as-char" svg:width="4.1063in" svg:height="0.4008in" draw:z-index="23"><draw:object xlink:href="./Object 28" xlink:type="simple" xlink:show="embed" xlink:actuate="onLoad"/><draw:image xlink:href="./ObjectReplacements/Object 28" xlink:type="simple" xlink:show="embed" xlink:actuate="onLoad"/><svg:desc>formula</svg:desc></draw:frame></text:p>
      <text:p text:style-name="P11"/>
      <text:p text:style-name="P11"/>
      <text:p text:style-name="P13"><text:soft-page-break/>Pediatric nomogram, when adult dose is known</text:p>
      <text:p text:style-name="P11">(based on BSA for all children while treating the average adult BSA as 1.73 m<text:span text:style-name="T16">2</text:span>)</text:p>
      <text:p text:style-name="P11"/>
      <text:p text:style-name="P43"><draw:frame draw:style-name="fr4" draw:name="Object14" text:anchor-type="as-char" svg:width="2.9492in" svg:height="0.4161in" draw:z-index="13"><draw:object xlink:href="./Object 29" xlink:type="simple" xlink:show="embed" xlink:actuate="onLoad"/><draw:image xlink:href="./ObjectReplacements/Object 29" xlink:type="simple" xlink:show="embed" xlink:actuate="onLoad"/><svg:desc>formula</svg:desc></draw:frame></text:p>
      <text:p text:style-name="P23"/>
      <text:p text:style-name="P23">You will need this nomogram to help you solve the problems on the next page.</text:p>
      <text:p text:style-name="P23"/>
      <text:p text:style-name="P11"><draw:frame draw:style-name="fr2" draw:name="graphics37" text:anchor-type="paragraph" svg:width="5.2598in" svg:height="7in" draw:z-index="27"><draw:image xlink:href="Pictures/10000000000002DE000003D0669A97D7.png" xlink:type="simple" xlink:show="embed" xlink:actuate="onLoad"/></draw:frame>In the example above we have a (1) 90 cm tall patient that weighs (2) 30 lbs, and their BSA is (3) 0.6 m<text:span text:style-name="T16">2</text:span>.</text:p>
      <text:p text:style-name="P14"><text:soft-page-break/>Worksheet 10-5</text:p>
      <text:p text:style-name="P11">Name:</text:p>
      <text:p text:style-name="P11"/>
      <text:p text:style-name="P11">Date:</text:p>
      <text:p text:style-name="P3"/>
      <text:p text:style-name="P11">Solve the following questions.</text:p>
      <text:p text:style-name="P11"/>
      <text:list xml:id="list638199963" text:style-name="L22">
        <text:list-item>
          <text:p text:style-name="P90">A newborn (we'll count them as 1 month for calculation purposes) weighs 5.6 lbs, has a height of 17 inches and is ordered gentamicin to treat a meningitis infection they've contracted.</text:p>
        </text:list-item>
      </text:list>
      <text:p text:style-name="P11"/>
      <text:list xml:id="list1866615332" text:continue-numbering="true" text:style-name="L22">
        <text:list-item>
          <text:list>
            <text:list-item>
              <text:p text:style-name="P91">If based strictly on body weight, premature and full-term neonates should receive gentamicin 2.5 mg/kg every 12 hours. Based only on body weight how much gentamicin should the neonate receive each day?</text:p>
            </text:list-item>
          </text:list>
        </text:list-item>
      </text:list>
      <text:p text:style-name="P15"/>
      <text:p text:style-name="P15"/>
      <text:p text:style-name="P15"/>
      <text:list xml:id="list1406040161" text:continue-numbering="true" text:style-name="L22">
        <text:list-item>
          <text:list>
            <text:list-item>
              <text:p text:style-name="P91">An average adult dose of gentamicin for treating meningitis is 350 mg/day given in three equally divided doses. Based on this information, what should this neonates daily gentamicin be based on Cowling's rule ?</text:p>
            </text:list-item>
          </text:list>
        </text:list-item>
      </text:list>
      <text:p text:style-name="P15"/>
      <text:p text:style-name="P15"/>
      <text:p text:style-name="P15"/>
      <text:list xml:id="list1115128239" text:continue-numbering="true" text:style-name="L22">
        <text:list-item>
          <text:list>
            <text:list-item>
              <text:p text:style-name="P91">Using the above information, what would be the average daily <text:s/>quantity of gentamicin be based on Fried's rule?</text:p>
            </text:list-item>
          </text:list>
        </text:list-item>
      </text:list>
      <text:p text:style-name="P15"/>
      <text:p text:style-name="P15"/>
      <text:p text:style-name="P15"/>
      <text:list xml:id="list1234724800" text:continue-numbering="true" text:style-name="L22">
        <text:list-item>
          <text:list>
            <text:list-item>
              <text:p text:style-name="P91">Using the above information, what would be the average daily <text:s/>quantity of gentamicin be based on a pediatric nomogram, when the adult dose is known?</text:p>
            </text:list-item>
          </text:list>
        </text:list-item>
      </text:list>
      <text:p text:style-name="P43"/>
      <text:p text:style-name="P43"/>
      <text:p text:style-name="P43"/>
      <text:list xml:id="list944889929" text:continue-numbering="true" text:style-name="L22">
        <text:list-item>
          <text:p text:style-name="P96">Calculate the dose for a child 4 years of age, 39 in. in height, and weighing 32 lbs for a drug with an adult dose of 100 mg, using the following:</text:p>
        </text:list-item>
      </text:list>
      <text:p text:style-name="P11"/>
      <text:list xml:id="list1208765754" text:continue-list="list944889929" text:style-name="L22">
        <text:list-item>
          <text:list>
            <text:list-item text:start-value="1">
              <text:p text:style-name="P90">Young's rule</text:p>
            </text:list-item>
          </text:list>
        </text:list-item>
      </text:list>
      <text:p text:style-name="P11"/>
      <text:p text:style-name="P11"/>
      <text:p text:style-name="P11"/>
      <text:list xml:id="list130975270" text:continue-numbering="true" text:style-name="L22">
        <text:list-item>
          <text:list>
            <text:list-item>
              <text:p text:style-name="P90">Cowling's rule</text:p>
            </text:list-item>
          </text:list>
        </text:list-item>
      </text:list>
      <text:p text:style-name="P11"/>
      <text:p text:style-name="P11"/>
      <text:p text:style-name="P11"/>
      <text:list xml:id="list1586433196" text:continue-numbering="true" text:style-name="L22">
        <text:list-item>
          <text:list>
            <text:list-item>
              <text:p text:style-name="P90">Clark's rule</text:p>
            </text:list-item>
          </text:list>
        </text:list-item>
      </text:list>
      <text:p text:style-name="P11"/>
      <text:p text:style-name="P11"/>
      <text:list xml:id="list1995873866" text:continue-numbering="true" text:style-name="L22">
        <text:list-item>
          <text:list>
            <text:list-item>
              <text:p text:style-name="P90"><text:soft-page-break/>Pediatric nomogram when the adult dose is known</text:p>
            </text:list-item>
          </text:list>
        </text:list-item>
      </text:list>
      <text:p text:style-name="P23"/>
      <text:p text:style-name="P23"/>
      <text:p text:style-name="P23"/>
      <text:p text:style-name="P23"/>
      <text:list xml:id="list225404718" text:style-name="L23">
        <text:list-item>
          <text:p text:style-name="P97">The daily dose of diphenhydramine HCl for a child may be determined on the basis of 5 mg/kg of body weight or on the basis of 150 mg/m<text:span text:style-name="T16">2</text:span>. Calculate the dose on each basis for a 4 year old child weighing 55 lbs and measuring 3' 4” in height.</text:p>
          <text:p text:style-name="P67"/>
          <text:list>
            <text:list-item>
              <text:p text:style-name="P92">Based on weight?</text:p>
            </text:list-item>
          </text:list>
        </text:list-item>
      </text:list>
      <text:p text:style-name="P11"/>
      <text:p text:style-name="P11"/>
      <text:p text:style-name="P11"/>
      <text:list xml:id="list1498717822" text:continue-numbering="true" text:style-name="L23">
        <text:list-item>
          <text:list>
            <text:list-item>
              <text:p text:style-name="P92">Based on BSA?</text:p>
            </text:list-item>
          </text:list>
        </text:list-item>
      </text:list>
      <text:p text:style-name="P43"/>
      <text:p text:style-name="P43"/>
      <text:p text:style-name="P43"/>
      <text:p text:style-name="P43">An average adult dose of injectable diphenhydramine is 100 mg per day (often given in 2 divided doses). Based on this how much diphenhydramine should they receive according to Clark's rule and Young's rule?</text:p>
      <text:p text:style-name="P23"/>
      <text:list xml:id="list1373613320" text:style-name="L24">
        <text:list-item>
          <text:p text:style-name="P100">Clark's rule</text:p>
        </text:list-item>
      </text:list>
      <text:p text:style-name="P63"/>
      <text:p text:style-name="P63"/>
      <text:p text:style-name="P63"/>
      <text:list xml:id="list648805224" text:continue-numbering="true" text:style-name="L24">
        <text:list-item>
          <text:p text:style-name="P100">Young's rule</text:p>
        </text:list-item>
      </text:list>
      <text:p text:style-name="P11"/>
      <text:p text:style-name="P11"/>
      <text:p text:style-name="P4"/>
      <text:p text:style-name="P53">Worksheet 10-6</text:p>
      <text:p text:style-name="P4">Name:</text:p>
      <text:p text:style-name="P4"/>
      <text:p text:style-name="P4">Date:</text:p>
      <text:p text:style-name="P2"/>
      <text:p text:style-name="P4">Solve the following problems.</text:p>
      <text:p text:style-name="P4"/>
      <text:list xml:id="list585830136" text:style-name="L25">
        <text:list-item>
          <text:p text:style-name="P78">How many milliliters of a 14.6% stock solution of sodium chloride would be required to make a 500 mL bag of 3% sodium chloride. How many mL of sterile water for injection (SWFI) will be required to make this bag?</text:p>
        </text:list-item>
      </text:list>
      <text:p text:style-name="P4"/>
      <text:p text:style-name="P4"/>
      <text:p text:style-name="P4"/>
      <text:p text:style-name="P4"/>
      <text:list xml:id="list248201432" text:continue-numbering="true" text:style-name="L25">
        <text:list-item>
          <text:p text:style-name="P78">How many mL of a 2% stock solution should be used to prepare 1 L of a 0.025% solution?</text:p>
        </text:list-item>
      </text:list>
      <text:p text:style-name="P4"/>
      <text:p text:style-name="P4"/>
      <text:p text:style-name="P4"/>
      <text:p text:style-name="P4"/>
      <text:list xml:id="list650409207" text:continue-numbering="true" text:style-name="L25">
        <text:list-item>
          <text:p text:style-name="P78">How many mL of 95% ethyl alcohol and how many mL of NS will be needed to prepare 2.5 L of 50% Ethyl Alcohol? (<text:span text:style-name="T5">NS will be used as the diluent in this problem</text:span>)</text:p>
        </text:list-item>
      </text:list>
      <text:p text:style-name="P4"/>
      <text:p text:style-name="P4"/>
      <text:p text:style-name="P4"/>
      <text:p text:style-name="P4"/>
      <text:list xml:id="list1830886796" text:continue-numbering="true" text:style-name="L25">
        <text:list-item>
          <text:p text:style-name="P78">How many mL of a 10% cyclosporine solution would be required to make 1 fl. oz. of a 2% cyclosporine solution?</text:p>
        </text:list-item>
      </text:list>
      <text:p text:style-name="P4"/>
      <text:p text:style-name="P4"/>
      <text:p text:style-name="P4"/>
      <text:p text:style-name="P4"/>
      <text:list xml:id="list864501607" text:continue-numbering="true" text:style-name="L25">
        <text:list-item>
          <text:p text:style-name="P78">How many mL of 5% potassium permanganate stock solution and how many mL of diluent will be required to make 180 mL of 0.5% <text:s/>potassium permanganate solution?</text:p>
        </text:list-item>
      </text:list>
      <text:p text:style-name="P4"/>
      <text:p text:style-name="P4"/>
      <text:p text:style-name="P4"/>
      <text:p text:style-name="P4"/>
      <text:list xml:id="list2072007335" text:continue-numbering="true" text:style-name="L25">
        <text:list-item>
          <text:p text:style-name="P83"><text:span text:style-name="T10">A medication order calls for a 1 liter TPN to be infused over 6 hours. If the infusion set has a drop factor of 25, what drip rate should the drop chamber be set to (</text:span><text:span text:style-name="T12">in gtt/min</text:span><text:span text:style-name="T10">)?</text:span></text:p>
        </text:list-item>
      </text:list>
      <text:p text:style-name="P4"/>
      <text:p text:style-name="P4"/>
      <text:p text:style-name="P4"/>
      <text:p text:style-name="P4"/>
      <text:list xml:id="list2176909835" text:continue-numbering="true" text:style-name="L25">
        <text:list-item>
          <text:p text:style-name="P78">A medication order calls for a 500 mL bag with 20 mEq of potassium chloride to be infused over 4 hours. What will be the infusion rate in mL per hour?</text:p>
        </text:list-item>
      </text:list>
      <text:p text:style-name="P4"/>
      <text:list xml:id="list101223131" text:continue-numbering="true" text:style-name="L25">
        <text:list-item>
          <text:p text:style-name="P78"><text:soft-page-break/>If the IV bag in the previous problem needed to be infused using a venoclysis set calibrated to 12 gtt/mL, what will be the drip rate?</text:p>
        </text:list-item>
      </text:list>
      <text:p text:style-name="P4"/>
      <text:p text:style-name="P4"/>
      <text:p text:style-name="P4"/>
      <text:p text:style-name="P4"/>
      <text:list xml:id="list1231331887" text:continue-numbering="true" text:style-name="L25">
        <text:list-item>
          <text:p text:style-name="P78">If a 50 mL IVPB containing 1 gram of cefazolin is being infused at 200 mL/hr, how long will it take to infuse?</text:p>
        </text:list-item>
      </text:list>
      <text:p text:style-name="P4"/>
      <text:p text:style-name="P4"/>
      <text:p text:style-name="P4"/>
      <text:p text:style-name="P4"/>
      <text:list xml:id="list159508960" text:continue-numbering="true" text:style-name="L25">
        <text:list-item>
          <text:p text:style-name="P78">If a 1,500 mL IV solution is being infused over 24 hours, at what drip rate will you set the drip chamber if it has a drop factor of 25?</text:p>
        </text:list-item>
      </text:list>
      <text:p text:style-name="P4"/>
      <text:p text:style-name="P4"/>
      <text:p text:style-name="P4"/>
      <text:p text:style-name="P4"/>
      <text:list xml:id="list627578926" text:continue-numbering="true" text:style-name="L25">
        <text:list-item>
          <text:p text:style-name="P78">The daily dose of a drug is 12 mcg/kg of body weight. How many mg should be administered each day to a woman who weighs 55 kg?</text:p>
        </text:list-item>
      </text:list>
      <text:p text:style-name="P4"/>
      <text:p text:style-name="P4"/>
      <text:p text:style-name="P4"/>
      <text:p text:style-name="P4"/>
      <text:list xml:id="list1953912888" text:continue-numbering="true" text:style-name="L25">
        <text:list-item>
          <text:p text:style-name="P78">If the dose of a drug is 0.25 mg/kg, how many milligrams should be administered to a man weighing 175 lbs?</text:p>
        </text:list-item>
      </text:list>
      <text:p text:style-name="P4"/>
      <text:p text:style-name="P4"/>
      <text:p text:style-name="P4"/>
      <text:p text:style-name="P4"/>
      <text:list xml:id="list577203807" text:continue-numbering="true" text:style-name="L25">
        <text:list-item>
          <text:p text:style-name="P78">The usual dose of lucanthone hydrochloride is 5 mg/kg/dose given t.i.d. for one week. How many g would be required to cover an entire week for a youth weighing 120 lbs?</text:p>
        </text:list-item>
      </text:list>
      <text:p text:style-name="P4"/>
      <text:p text:style-name="P4"/>
      <text:p text:style-name="P4"/>
      <text:p text:style-name="P4"/>
      <text:list xml:id="list1242843128" text:continue-numbering="true" text:style-name="L25">
        <text:list-item>
          <text:p text:style-name="P78">Ceftazidime is ordered for a 66 pound pediatric patient at a dosage of 150 mg/kg/day to be infused over 24 hours. The drug when reconstituted has a concentration of 100 mg/mL. How many mL of the reconstituted solution will be required?</text:p>
        </text:list-item>
      </text:list>
      <text:p text:style-name="P4"/>
      <text:p text:style-name="P4"/>
      <text:p text:style-name="P4"/>
      <text:p text:style-name="P4"/>
      <text:list xml:id="list2080616355" text:continue-numbering="true" text:style-name="L25">
        <text:list-item>
          <text:p text:style-name="P83"><text:span text:style-name="T10">Gentamycin is ordered 5 mg/kg for a patient who weighs 165 pounds. Gentamycin is available in a 20 mL MDV with a concentration of 40 mg/mL. How many mL of Gentamycin should the </text:span><text:span text:style-name="T10">patient receive?</text:span></text:p>
        </text:list-item>
      </text:list>
      <text:p text:style-name="P4"/>
      <text:list xml:id="list466538948" text:continue-numbering="true" text:style-name="L25">
        <text:list-item>
          <text:p text:style-name="P83"><text:soft-page-break/><text:span text:style-name="T10">A physician orders a bolus dose of doxorubicin for a patient with a BSA of 1.56 m</text:span><text:span text:style-name="T15">2</text:span><text:span text:style-name="T10">. The drug dose is 75 mg/m</text:span><text:span text:style-name="T15">2</text:span><text:span text:style-name="T10">. What is the bolus dose in mg?</text:span></text:p>
        </text:list-item>
      </text:list>
      <text:p text:style-name="P4"/>
      <text:p text:style-name="P4"/>
      <text:p text:style-name="P4"/>
      <text:p text:style-name="P4"/>
      <text:list xml:id="list692214699" text:continue-numbering="true" text:style-name="L25">
        <text:list-item>
          <text:p text:style-name="P83"><text:span text:style-name="T10">A patient weighs 117 lbs and is 5'2” tall. Using the nomogram on page 260 to determine their BSA, find the patient's dose of vincristine if the physician ordered it as 1.4 mg/m</text:span><text:span text:style-name="T15">2</text:span><text:span text:style-name="T10">. The maximum dose of vincristine is capped at 2 mg, so if your calculated dose exceeds that it is automatically reduced to 2 mg.</text:span></text:p>
        </text:list-item>
      </text:list>
      <text:p text:style-name="P4"/>
      <text:p text:style-name="P4"/>
      <text:p text:style-name="P4"/>
      <text:p text:style-name="P4"/>
      <text:list xml:id="list613384961" text:continue-numbering="true" text:style-name="L25">
        <text:list-item>
          <text:p text:style-name="P83"><text:span text:style-name="T10">5FU 400 mg/m</text:span><text:span text:style-name="T15">2</text:span><text:span text:style-name="T10"> as IVP is ordered for a patient (73” and 165 lbs). 5FU is available as 50 mg/mL in 10 mL vials.</text:span></text:p>
        </text:list-item>
      </text:list>
      <text:p text:style-name="P4"/>
      <text:p text:style-name="P45">a) <text:s/>What is the patient's dose in mg?</text:p>
      <text:p text:style-name="P45"/>
      <text:p text:style-name="P45"/>
      <text:p text:style-name="P45">b) <text:s/>How many mL will the patient receive?</text:p>
      <text:p text:style-name="P45"/>
      <text:p text:style-name="P45"/>
      <text:p text:style-name="P45">c) <text:s/>How many vials will be needed to prepare this dose?</text:p>
      <text:p text:style-name="P28"/>
      <text:p text:style-name="P28"/>
      <text:list xml:id="list1944684725" text:style-name="L26">
        <text:list-item>
          <text:p text:style-name="P79">A 1 gram vial of methotrexate when reconstituted with Normal Saline has a concentration of 50 mg/ml. A patient with a BSA of 1.60 m² is ordered 6 g/m² by IV infusion every week. How many mL of the reconstituted solution will the patient receive?</text:p>
        </text:list-item>
      </text:list>
      <text:p text:style-name="P4"/>
      <text:p text:style-name="P4"/>
      <text:p text:style-name="P4"/>
      <text:p text:style-name="P4"/>
      <text:list xml:id="list544422173" text:continue-numbering="true" text:style-name="L26">
        <text:list-item>
          <text:p text:style-name="P79">Robaxin injection is available in a 10 cc vial and has a concentration of 100 mg/mL. If a 98 lb, 4'10” tall patient receives an order for 500 mg/m<text:span text:style-name="T16">2</text:span>, how many milligrams should the patient receive?</text:p>
        </text:list-item>
      </text:list>
      <text:p text:style-name="P4"/>
      <text:p text:style-name="P4"/>
      <text:p text:style-name="P4"/>
      <text:list xml:id="list1156125561" text:continue-numbering="true" text:style-name="L26">
        <text:list-item>
          <text:p text:style-name="P79">Is Young's rule or Clark's rule based on age?</text:p>
        </text:list-item>
      </text:list>
      <text:p text:style-name="P4"/>
      <text:p text:style-name="P4"/>
      <text:p text:style-name="P4">Use the following information to solve problems 22-26:</text:p>
      <text:p text:style-name="P4"/>
      <text:p text:style-name="P42"><text:span text:style-name="T10">A 9 year old child that is 4'2” and weighs 50 lbs is ordered diphenhydramine. The daily dose of diphenhydramine HCl for a child may be determined on the basis of 5 mg/kg/day of body weight or on the basis of 150 mg/m</text:span><text:span text:style-name="T15">2</text:span><text:span text:style-name="T10">/day. Also, an average adult dose of injectable </text:span><text:soft-page-break/><text:span text:style-name="T10">diphenhydramine is 100 mg per day (often given in 2 divided doses).</text:span></text:p>
      <text:p text:style-name="P28"/>
      <text:list xml:id="list287906961" text:continue-numbering="true" text:style-name="L26">
        <text:list-item>
          <text:p text:style-name="P79">Based strictly on body weight, what should she receive daily?</text:p>
        </text:list-item>
      </text:list>
      <text:p text:style-name="P4"/>
      <text:p text:style-name="P4"/>
      <text:p text:style-name="P4"/>
      <text:p text:style-name="P4"/>
      <text:list xml:id="list229123355" text:continue-numbering="true" text:style-name="L26">
        <text:list-item>
          <text:p text:style-name="P79">Based strictly on BSA, what should she receive daily?</text:p>
        </text:list-item>
      </text:list>
      <text:p text:style-name="P4"/>
      <text:p text:style-name="P4"/>
      <text:p text:style-name="P4"/>
      <text:p text:style-name="P4"/>
      <text:list xml:id="list380251572" text:continue-numbering="true" text:style-name="L26">
        <text:list-item>
          <text:p text:style-name="P79">Using Clark's rule, what should she receive daily?</text:p>
        </text:list-item>
      </text:list>
      <text:p text:style-name="P4"/>
      <text:p text:style-name="P4"/>
      <text:p text:style-name="P4"/>
      <text:p text:style-name="P4"/>
      <text:list xml:id="list1368604598" text:continue-numbering="true" text:style-name="L26">
        <text:list-item>
          <text:p text:style-name="P79">Using Young's rule, what should she receive daily?</text:p>
        </text:list-item>
      </text:list>
      <text:p text:style-name="P4"/>
      <text:p text:style-name="P4"/>
      <text:p text:style-name="P4"/>
      <text:p text:style-name="P4"/>
      <text:list xml:id="list1429417554" text:continue-numbering="true" text:style-name="L26">
        <text:list-item>
          <text:p text:style-name="P79">Using Cowling's rule, what should she receive da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1" svg:font-family="Arial" style:font-family-generic="roman"/>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2"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6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9T13:33:42</meta:creation-date>
    <dc:date>2012-02-02T14:30:55</dc:date>
    <dc:creator>Sean Parsons</dc:creator>
    <meta:editing-duration>PT6H39M9S</meta:editing-duration>
    <meta:editing-cycles>26</meta:editing-cycles>
    <meta:generator>LibreOffice/3.3$Linux LibreOffice_project/330m19$Build-301</meta:generator>
    <meta:printed-by>Sean Parsons</meta:printed-by>
    <meta:print-date>2010-11-05T13:58:04</meta:print-date>
    <meta:document-statistic meta:table-count="1" meta:image-count="4" meta:object-count="30" meta:page-count="40" meta:paragraph-count="421" meta:word-count="6272" meta:character-count="33634"/>
  </office:meta>
</office:document-meta>
</file>

<file path=Object 1/content.xml><?xml version="1.0" encoding="utf-8"?>
<!DOCTYPE math  PUBLIC '-//OpenOffice.org//DTD Modified W3C MathML 1.01//EN'  'math.dtd'>
<math:math xmlns:math="http://www.w3.org/1998/Math/MathML">
  <math:semantics>
    <math:mrow>
      <math:mn>5</math:mn>
      <math:mrow>
        <math:mtext>%</math:mtext>
        <math:mo math:stretchy="false">=</math:mo>
        <math:mfrac>
          <math:mrow>
            <math:mn>5</math:mn>
            <math:mtext/>
            <math:mi>g</math:mi>
          </math:mrow>
          <math:mrow>
            <math:mn>100</math:mn>
            <math:mtext/>
            <math:mi math:fontstyle="italic">mL</math:mi>
          </math:mrow>
        </math:mfrac>
      </math:mrow>
    </math:mrow>
    <math:annotation math:encoding="StarMath 5.0">5"%" = {5% g} over {100% mL}</math:annotation>
  </math:semantics>
</math:math>
</file>

<file path=Object 10/content.xml><?xml version="1.0" encoding="utf-8"?>
<math xmlns="http://www.w3.org/1998/Math/MathML">
  <semantics>
    <mrow>
      <mrow>
        <mfrac>
          <mn>5</mn>
          <mn>25</mn>
        </mfrac>
        <mi mathvariant="normal">×</mi>
        <mn>500</mn>
      </mrow>
      <mtext/>
      <mrow>
        <mi mathvariant="italic">mL</mi>
        <mi mathvariant="normal">=</mi>
        <mstyle mathvariant="bold">
          <mrow>
            <mrow>
              <mn>100</mn>
              <mtext/>
              <mi mathvariant="italic">mL</mi>
              <mtext/>
              <mi mathvariant="italic">of</mi>
              <mtext/>
              <mn>25</mn>
              <mtext>%</mtext>
              <mtext/>
              <mi mathvariant="italic">solution.</mi>
            </mrow>
          </mrow>
        </mstyle>
      </mrow>
    </mrow>
    <annotation encoding="StarMath 5.0">{5 over 25} times 500% mL = bold {100% mL% of% 25"%"% solution.}</annotation>
  </semantics>
</math>
</file>

<file path=Object 11/content.xml><?xml version="1.0" encoding="utf-8"?>
<!DOCTYPE math  PUBLIC '-//OpenOffice.org//DTD Modified W3C MathML 1.01//EN'  'math.dtd'>
<math:math xmlns:math="http://www.w3.org/1998/Math/MathML">
  <math:semantics>
    <math:mrow>
      <math:mrow>
        <math:mfrac>
          <math:mn>20</math:mn>
          <math:mn>25</math:mn>
        </math:mfrac>
        <math:mo math:stretchy="false">×</math:mo>
        <math:mn>500</math:mn>
      </math:mrow>
      <math:mtext/>
      <math:mrow>
        <math:mi math:fontstyle="italic">mL</math:mi>
        <math:mo math:stretchy="false">=</math:mo>
        <math:mstyle math:fontweight="bold">
          <math:mrow>
            <math:mrow>
              <math:mn>400</math:mn>
              <math:mtext/>
              <math:mi math:fontstyle="italic">mL</math:mi>
              <math:mtext/>
              <math:mi math:fontstyle="italic">of</math:mi>
              <math:mtext/>
              <math:mi math:fontstyle="italic">diluent.</math:mi>
            </math:mrow>
          </math:mrow>
        </math:mstyle>
      </math:mrow>
    </math:mrow>
    <math:annotation math:encoding="StarMath 5.0">{20 over 25} times 500% mL = bold {400% mL% of% diluent.}</math:annotation>
  </math:semantics>
</math:math>
</file>

<file path=Object 12/content.xml><?xml version="1.0" encoding="utf-8"?>
<math xmlns="http://www.w3.org/1998/Math/MathML">
  <semantics>
    <mrow>
      <mstyle mathvariant="bold">
        <mrow>
          <mfrac>
            <mrow>
              <mi mathvariant="italic">Quantity</mi>
              <mi mathvariant="italic">of</mi>
              <mi mathvariant="italic">Drug</mi>
            </mrow>
            <mi mathvariant="italic">Time</mi>
          </mfrac>
        </mrow>
      </mstyle>
      <mi mathvariant="normal">=</mi>
      <mstyle mathvariant="bold">
        <mrow>
          <mrow>
            <mi mathvariant="italic">Infusion</mi>
            <mi mathvariant="italic">Rate</mi>
          </mrow>
        </mrow>
      </mstyle>
    </mrow>
    <annotation encoding="StarMath 5.0">bold {{Quantity of Drug} over Time} = bold {Infusion Rate}</annotation>
  </semantics>
</math>
</file>

<file path=Object 13/content.xml><?xml version="1.0" encoding="utf-8"?>
<!DOCTYPE math  PUBLIC '-//OpenOffice.org//DTD Modified W3C MathML 1.01//EN'  'math.dtd'>
<math:math xmlns:math="http://www.w3.org/1998/Math/MathML">
  <math:semantics>
    <math:mstyle math:fontweight="bold">
      <math:mrow>
        <math:mrow>
          <math:mi math:fontstyle="italic">drip</math:mi>
          <math:mtext/>
          <math:mrow>
            <math:mi math:fontstyle="italic">rate</math:mi>
            <math:mo math:stretchy="false">=</math:mo>
            <math:mfrac>
              <math:mrow>
                <math:mi math:fontstyle="italic">quantity</math:mi>
                <math:mtext/>
                <math:mi math:fontstyle="italic">of</math:mi>
                <math:mtext/>
                <math:mi math:fontstyle="italic">drops</math:mi>
              </math:mrow>
              <math:mi math:fontstyle="italic">minute</math:mi>
            </math:mfrac>
          </math:mrow>
        </math:mrow>
      </math:mrow>
    </math:mstyle>
    <math:annotation math:encoding="StarMath 5.0">bold {drip% rate = {{quantity% of% drops} over {minute}}}</math:annotation>
  </math:semantics>
</math:math>
</file>

<file path=Object 14/content.xml><?xml version="1.0" encoding="utf-8"?>
<!DOCTYPE math  PUBLIC '-//OpenOffice.org//DTD Modified W3C MathML 1.01//EN'  'math.dtd'>
<math:math xmlns:math="http://www.w3.org/1998/Math/MathML">
  <math:semantics>
    <math:mstyle math:fontweight="bold">
      <math:mrow>
        <math:mrow>
          <math:mi math:fontstyle="italic">drop</math:mi>
          <math:mtext/>
          <math:mi math:fontstyle="italic">factor</math:mi>
          <math:mtext/>
          <math:mi math:fontstyle="italic">of</math:mi>
          <math:mtext/>
          <math:mrow>
            <math:mn>15</math:mn>
            <math:mo math:stretchy="false">=</math:mo>
            <math:mfrac>
              <math:mrow>
                <math:mn>15</math:mn>
                <math:mtext/>
                <math:mi math:fontstyle="italic">drops</math:mi>
              </math:mrow>
              <math:mrow>
                <math:mn>1</math:mn>
                <math:mtext/>
                <math:mi math:fontstyle="italic">cc</math:mi>
              </math:mrow>
            </math:mfrac>
          </math:mrow>
        </math:mrow>
      </math:mrow>
    </math:mstyle>
    <math:annotation math:encoding="StarMath 5.0">bold {drop% factor% of% 15 = {{15% drops} over {1% cc}}}</math:annotation>
  </math:semantics>
</math:math>
</file>

<file path=Object 15/content.xml><?xml version="1.0" encoding="utf-8"?>
<math xmlns="http://www.w3.org/1998/Math/MathML">
  <semantics>
    <mrow>
      <mrow>
        <mrow>
          <mrow>
            <mfrac>
              <mrow>
                <mn>1000</mn>
                <mi mathvariant="italic">cc</mi>
              </mrow>
              <mrow>
                <mn>5</mn>
                <mi mathvariant="italic">hours</mi>
              </mrow>
            </mfrac>
            <mi mathvariant="normal">×</mi>
            <mfrac>
              <mrow>
                <mn>20</mn>
                <mi mathvariant="italic">gtt</mi>
              </mrow>
              <mi mathvariant="italic">cc</mi>
            </mfrac>
          </mrow>
          <mi mathvariant="normal">×</mi>
          <mfrac>
            <mrow>
              <mn>1</mn>
              <mi mathvariant="italic">hour</mi>
            </mrow>
            <mrow>
              <mn>60</mn>
              <mi mathvariant="italic">minutes</mi>
            </mrow>
          </mfrac>
        </mrow>
        <mi mathvariant="normal">=</mi>
        <mn>66.67</mn>
      </mrow>
      <mrow>
        <mrow>
          <mi mathvariant="italic">gtt</mi>
          <mi mathvariant="normal">/</mi>
          <mi mathvariant="italic">minute</mi>
        </mrow>
        <mi mathvariant="normal">=</mi>
        <mstyle mathvariant="bold">
          <mrow>
            <mrow>
              <mn>67</mn>
              <mrow>
                <mi mathvariant="italic">gtt</mi>
                <mi mathvariant="normal">/</mi>
                <mi mathvariant="italic">minute</mi>
              </mrow>
            </mrow>
          </mrow>
        </mstyle>
      </mrow>
    </mrow>
    <annotation encoding="StarMath 5.0">{{1000 cc} over {5 hours}} times {{20 gtt} over {cc}} times {{1 hour} over {60 minutes}} = 66.67 gtt/minute = bold {67 gtt/minute}</annotation>
  </semantics>
</math>
</file>

<file path=Object 16/content.xml><?xml version="1.0" encoding="utf-8"?>
<math xmlns="http://www.w3.org/1998/Math/MathML">
  <semantics>
    <mrow>
      <mrow>
        <mfrac>
          <mrow>
            <mn>1</mn>
            <mi>L</mi>
          </mrow>
          <mrow>
            <mn>8</mn>
            <mi mathvariant="italic">hours</mi>
          </mrow>
        </mfrac>
        <mi mathvariant="normal">×</mi>
        <mfrac>
          <mrow>
            <mn>1000</mn>
            <mi mathvariant="italic">mL</mi>
          </mrow>
          <mrow>
            <mn>1</mn>
            <mi>L</mi>
          </mrow>
        </mfrac>
      </mrow>
      <mi mathvariant="normal">=</mi>
      <mstyle mathvariant="bold">
        <mrow>
          <mrow>
            <mn>125</mn>
            <mrow>
              <mi mathvariant="italic">mL</mi>
              <mi mathvariant="normal">/</mi>
              <mi mathvariant="italic">hr</mi>
            </mrow>
          </mrow>
        </mrow>
      </mstyle>
    </mrow>
    <annotation encoding="StarMath 5.0">{{1 L} over {8 hours}} times {{1000 mL} over {1 L}} = bold {125 mL/hr}</annotation>
  </semantics>
</math>
</file>

<file path=Object 17/content.xml><?xml version="1.0" encoding="utf-8"?>
<math xmlns="http://www.w3.org/1998/Math/MathML">
  <semantics>
    <mrow>
      <mrow>
        <mfrac>
          <mrow>
            <mn>1000</mn>
            <mi mathvariant="italic">units</mi>
          </mrow>
          <mrow>
            <mn>1</mn>
            <mi mathvariant="italic">hour</mi>
          </mrow>
        </mfrac>
        <mi mathvariant="normal">×</mi>
        <mfrac>
          <mrow>
            <mn>500</mn>
            <mi mathvariant="italic">mL</mi>
          </mrow>
          <mrow>
            <mn>25,000</mn>
            <mi mathvariant="italic">units</mi>
          </mrow>
        </mfrac>
      </mrow>
      <mi mathvariant="normal">=</mi>
      <mstyle mathvariant="bold">
        <mrow>
          <mrow>
            <mn>20</mn>
            <mrow>
              <mi mathvariant="italic">mL</mi>
              <mi mathvariant="normal">/</mi>
              <mi mathvariant="italic">hr</mi>
            </mrow>
          </mrow>
        </mrow>
      </mstyle>
    </mrow>
    <annotation encoding="StarMath 5.0">{{1000 units} over {1 hour}} times {{500 mL} over {25,000 units}} = bold {20 mL/hr}</annotation>
  </semantics>
</math>
</file>

<file path=Object 18/content.xml><?xml version="1.0" encoding="utf-8"?>
<math xmlns="http://www.w3.org/1998/Math/MathML">
  <semantics>
    <mrow>
      <mrow>
        <mfrac>
          <mrow>
            <mn>1</mn>
            <mi mathvariant="italic">hour</mi>
          </mrow>
          <mrow>
            <mn>50</mn>
            <mi mathvariant="italic">mL</mi>
          </mrow>
        </mfrac>
        <mi mathvariant="normal">×</mi>
        <mfrac>
          <mrow>
            <mn>1000</mn>
            <mi mathvariant="italic">mL</mi>
          </mrow>
          <mn>1</mn>
        </mfrac>
      </mrow>
      <mi mathvariant="normal">=</mi>
      <mrow>
        <mn>20</mn>
        <mi mathvariant="italic">hours</mi>
      </mrow>
    </mrow>
    <annotation encoding="StarMath 5.0">{{1 hour} over {50 mL}} times {{1000 mL} over {1}} = {20 hours}</annotation>
  </semantics>
</math>
</file>

<file path=Object 19/content.xml><?xml version="1.0" encoding="utf-8"?>
<math xmlns="http://www.w3.org/1998/Math/MathML">
  <semantics>
    <mrow>
      <mrow>
        <mfrac>
          <mrow>
            <mn>100</mn>
            <mi mathvariant="italic">kg</mi>
          </mrow>
          <mn>1</mn>
        </mfrac>
        <mi mathvariant="normal">×</mi>
        <mfrac>
          <mrow>
            <mn>5</mn>
            <mi mathvariant="italic">mg</mi>
          </mrow>
          <mi mathvariant="italic">kg</mi>
        </mfrac>
      </mrow>
      <mi mathvariant="normal">=</mi>
      <mstyle mathvariant="bold">
        <mrow>
          <mrow>
            <mn>500</mn>
            <mi mathvariant="italic">mg</mi>
          </mrow>
        </mrow>
      </mstyle>
    </mrow>
    <annotation encoding="StarMath 5.0">{{100 kg} over {1}} times {{5 mg} over {kg}} = bold {500 mg}</annotation>
  </semantics>
</math>
</file>

<file path=Object 2/content.xml><?xml version="1.0" encoding="utf-8"?>
<!DOCTYPE math  PUBLIC '-//OpenOffice.org//DTD Modified W3C MathML 1.01//EN'  'math.dtd'>
<math:math xmlns:math="http://www.w3.org/1998/Math/MathML">
  <math:semantics>
    <math:mrow>
      <math:mn>25</math:mn>
      <math:mrow>
        <math:mtext>%</math:mtext>
        <math:mo math:stretchy="false">=</math:mo>
        <math:mfrac>
          <math:mrow>
            <math:mn>25</math:mn>
            <math:mtext/>
            <math:mi>g</math:mi>
          </math:mrow>
          <math:mrow>
            <math:mn>100</math:mn>
            <math:mtext/>
            <math:mi math:fontstyle="italic">mL</math:mi>
          </math:mrow>
        </math:mfrac>
      </math:mrow>
    </math:mrow>
    <math:annotation math:encoding="StarMath 5.0">25"%" = {25% g} over {100% mL}</math:annotation>
  </math:semantics>
</math:math>
</file>

<file path=Object 20/content.xml><?xml version="1.0" encoding="utf-8"?>
<math xmlns="http://www.w3.org/1998/Math/MathML">
  <semantics>
    <mrow>
      <mrow>
        <mrow>
          <mrow>
            <mfrac>
              <mrow>
                <mn>132</mn>
                <mi mathvariant="italic">lbs</mi>
              </mrow>
              <mn>1</mn>
            </mfrac>
            <mi mathvariant="normal">×</mi>
            <mfrac>
              <mrow>
                <mn>1</mn>
                <mi mathvariant="italic">kg</mi>
              </mrow>
              <mrow>
                <mn>2.2</mn>
                <mi mathvariant="italic">lbs</mi>
              </mrow>
            </mfrac>
          </mrow>
          <mi mathvariant="normal">×</mi>
          <mfrac>
            <mrow>
              <mn>5</mn>
              <mi mathvariant="italic">mg</mi>
            </mrow>
            <mi mathvariant="italic">kg</mi>
          </mfrac>
        </mrow>
        <mi mathvariant="normal">×</mi>
        <mfrac>
          <mrow>
            <mn>10</mn>
            <mi mathvariant="italic">mL</mi>
          </mrow>
          <mrow>
            <mn>500</mn>
            <mi mathvariant="italic">mg</mi>
          </mrow>
        </mfrac>
      </mrow>
      <mi mathvariant="normal">=</mi>
      <mstyle mathvariant="bold">
        <mrow>
          <mrow>
            <mn>6</mn>
            <mi mathvariant="italic">mL</mi>
          </mrow>
        </mrow>
      </mstyle>
    </mrow>
    <annotation encoding="StarMath 5.0">{{132 lbs} over {1}} times {{1 kg} over {2.2 lbs}} times {{5 mg} over {kg}} times {{10 mL} over {500 mg}} = bold {6 mL}</annotation>
  </semantics>
</math>
</file>

<file path=Object 21/content.xml><?xml version="1.0" encoding="utf-8"?>
<math xmlns="http://www.w3.org/1998/Math/MathML">
  <semantics>
    <mrow>
      <mrow>
        <mrow>
          <mrow>
            <mrow>
              <mrow>
                <mrow>
                  <mfrac>
                    <mrow>
                      <mn>104</mn>
                      <mtext/>
                      <mi mathvariant="italic">ng</mi>
                    </mrow>
                    <mrow>
                      <mi mathvariant="italic">kg</mi>
                      <mtext/>
                      <mi mathvariant="italic">min</mi>
                    </mrow>
                  </mfrac>
                  <mi mathvariant="normal">×</mi>
                  <mfrac>
                    <mrow>
                      <mn>58</mn>
                      <mtext/>
                      <mi mathvariant="italic">kg</mi>
                    </mrow>
                    <mn>1</mn>
                  </mfrac>
                </mrow>
                <mi mathvariant="normal">×</mi>
                <mfrac>
                  <mrow>
                    <mn>60</mn>
                    <mtext/>
                    <mi mathvariant="italic">min</mi>
                  </mrow>
                  <mi mathvariant="italic">hr</mi>
                </mfrac>
              </mrow>
              <mi mathvariant="normal">×</mi>
              <mfrac>
                <mrow>
                  <mn>24</mn>
                  <mtext/>
                  <mi mathvariant="italic">hr</mi>
                </mrow>
                <mi mathvariant="italic">day</mi>
              </mfrac>
            </mrow>
            <mi mathvariant="normal">×</mi>
            <mfrac>
              <mrow>
                <mn>100</mn>
                <mtext/>
                <mi mathvariant="italic">mL</mi>
              </mrow>
              <mrow>
                <mn>20</mn>
                <mtext/>
                <mi mathvariant="italic">mg</mi>
              </mrow>
            </mfrac>
          </mrow>
          <mi mathvariant="normal">×</mi>
          <mfrac>
            <mrow>
              <mn>1</mn>
              <mtext/>
              <mi mathvariant="italic">mg</mi>
            </mrow>
            <mrow>
              <mn>1000</mn>
              <mtext/>
              <mi mathvariant="italic">mcg</mi>
            </mrow>
          </mfrac>
        </mrow>
        <mi mathvariant="normal">×</mi>
        <mfrac>
          <mrow>
            <mn>1</mn>
            <mtext/>
            <mi mathvariant="italic">mcg</mi>
          </mrow>
          <mrow>
            <mn>1000</mn>
            <mtext/>
            <mi mathvariant="italic">ng</mi>
          </mrow>
        </mfrac>
      </mrow>
      <mi mathvariant="normal">=</mi>
      <mstyle mathvariant="bold">
        <mrow>
          <mrow>
            <mn>43.4</mn>
            <mtext/>
            <mrow>
              <mi mathvariant="italic">mL</mi>
              <mi mathvariant="normal">/</mi>
              <mi mathvariant="italic">day</mi>
            </mrow>
          </mrow>
        </mrow>
      </mstyle>
    </mrow>
    <annotation encoding="StarMath 5.0">{{104% ng} over {kg% min}} times {{58% kg} over {1}} times {{60% min} over {hr}} times {{24% hr} over {day}} times {{100% mL} over {20% mg}} times {{1% mg} over {1000% mcg}} times {{1% mcg} over {1000% ng}} = bold {43.4% mL / day}</annotation>
  </semantics>
</math>
</file>

<file path=Object 22/content.xml><?xml version="1.0" encoding="utf-8"?>
<math xmlns="http://www.w3.org/1998/Math/MathML">
  <semantics>
    <mrow>
      <mrow>
        <mfrac>
          <mrow>
            <mn>1.98</mn>
            <msup>
              <mi>m</mi>
              <mn>2</mn>
            </msup>
          </mrow>
          <mn>1</mn>
        </mfrac>
        <mi mathvariant="normal">×</mi>
        <mfrac>
          <mrow>
            <mn>75</mn>
            <mi mathvariant="italic">mg</mi>
          </mrow>
          <msup>
            <mi>m</mi>
            <mn>2</mn>
          </msup>
        </mfrac>
      </mrow>
      <mi mathvariant="normal">=</mi>
      <mstyle mathvariant="bold">
        <mrow>
          <mrow>
            <mn>148.5</mn>
            <mi mathvariant="italic">mg</mi>
          </mrow>
        </mrow>
      </mstyle>
    </mrow>
    <annotation encoding="StarMath 5.0">{{1.98 m^2} over {1}} times {{75 mg} over {m^2}} = bold {148.5 mg}</annotation>
  </semantics>
</math>
</file>

<file path=Object 23/content.xml><?xml version="1.0" encoding="utf-8"?>
<!DOCTYPE math  PUBLIC '-//OpenOffice.org//DTD Modified W3C MathML 1.01//EN'  'math.dtd'>
<math:math xmlns:math="http://www.w3.org/1998/Math/MathML">
  <math:semantics>
    <math:mrow>
      <math:mrow>
        <math:mrow>
          <math:mrow>
            <math:mfrac>
              <math:mrow>
                <math:mn>4000</math:mn>
                <math:mi>g</math:mi>
              </math:mrow>
              <math:mn>1</math:mn>
            </math:mfrac>
            <math:mo math:stretchy="false">×</math:mo>
            <math:mfrac>
              <math:mrow>
                <math:mn>1</math:mn>
                <math:mi math:fontstyle="italic">kg</math:mi>
              </math:mrow>
              <math:mrow>
                <math:mn>1000</math:mn>
                <math:mi>g</math:mi>
              </math:mrow>
            </math:mfrac>
          </math:mrow>
          <math:mo math:stretchy="false">×</math:mo>
          <math:mfrac>
            <math:mrow>
              <math:mn>2.5</math:mn>
              <math:mi math:fontstyle="italic">mg</math:mi>
            </math:mrow>
            <math:mrow>
              <math:mi math:fontstyle="italic">kg</math:mi>
              <math:mo math:stretchy="false">/</math:mo>
              <math:mi math:fontstyle="italic">dose</math:mi>
            </math:mrow>
          </math:mfrac>
        </math:mrow>
        <math:mo math:stretchy="false">=</math:mo>
        <math:mn>10</math:mn>
      </math:mrow>
      <math:mrow>
        <math:mi math:fontstyle="italic">mg</math:mi>
        <math:mo math:stretchy="false">/</math:mo>
        <math:mi math:fontstyle="italic">dose</math:mi>
      </math:mrow>
    </math:mrow>
    <math:annotation math:encoding="StarMath 5.0">{{4000 g} over 1} times {{1 kg} over {1000 g}} times {{2.5 mg} over {kg / dose}} = 10 mg / dose</math:annotation>
  </math:semantics>
</math:math>
</file>

<file path=Object 24/content.xml><?xml version="1.0" encoding="utf-8"?>
<!DOCTYPE math  PUBLIC '-//OpenOffice.org//DTD Modified W3C MathML 1.01//EN'  'math.dtd'>
<math:math xmlns:math="http://www.w3.org/1998/Math/MathML">
  <math:semantics>
    <math:mrow>
      <math:mrow>
        <math:mrow>
          <math:mfrac>
            <math:mrow>
              <math:mn>0.87</math:mn>
              <math:msup>
                <math:mi>m</math:mi>
                <math:mn>2</math:mn>
              </math:msup>
            </math:mrow>
            <math:mn>1</math:mn>
          </math:mfrac>
          <math:mo math:stretchy="false">×</math:mo>
          <math:mfrac>
            <math:mrow>
              <math:mn>100</math:mn>
              <math:mi math:fontstyle="italic">mg</math:mi>
            </math:mrow>
            <math:msup>
              <math:mi>m</math:mi>
              <math:mn>2</math:mn>
            </math:msup>
          </math:mfrac>
        </math:mrow>
        <math:mo math:stretchy="false">=</math:mo>
        <math:mn>87</math:mn>
      </math:mrow>
      <math:mi math:fontstyle="italic">mg</math:mi>
    </math:mrow>
    <math:annotation math:encoding="StarMath 5.0">{{0.87 m^2} over {1}} times {{100 mg} over {m^2}} = 87 mg</math:annotation>
  </math:semantics>
</math:math>
</file>

<file path=Object 25/content.xml><?xml version="1.0" encoding="utf-8"?>
<!DOCTYPE math  PUBLIC '-//OpenOffice.org//DTD Modified W3C MathML 1.01//EN'  'math.dtd'>
<math:math xmlns:math="http://www.w3.org/1998/Math/MathML">
  <math:semantics>
    <math:mrow>
      <math:mrow>
        <math:mfrac>
          <math:mrow>
            <math:mi math:fontstyle="italic">Weight</math:mi>
            <math:mrow>
              <math:mrow>
                <math:mo math:stretchy="false">(</math:mo>
                <math:mrow>
                  <math:mo math:stretchy="false">i</math:mo>
                  <math:mi math:fontstyle="italic">pounds</math:mi>
                </math:mrow>
                <math:mo math:stretchy="false">)</math:mo>
              </math:mrow>
              <math:mo math:stretchy="false">×</math:mo>
              <math:mi math:fontstyle="italic">Adult</math:mi>
            </math:mrow>
            <math:mi math:fontstyle="italic">dose</math:mi>
          </math:mrow>
          <math:mrow>
            <math:mn>150</math:mn>
            <math:mrow>
              <math:mo math:stretchy="false">(</math:mo>
              <math:mrow>
                <math:mi math:fontstyle="italic">average</math:mi>
                <math:mi math:fontstyle="italic">weight</math:mi>
                <math:mo math:stretchy="false">o</math:mo>
                <math:mi math:fontstyle="italic">adult</math:mi>
                <math:mo math:stretchy="false">i</math:mo>
                <math:mi math:fontstyle="italic">pounds</math:mi>
              </math:mrow>
              <math:mo math:stretchy="false">)</math:mo>
            </math:mrow>
          </math:mrow>
        </math:mfrac>
        <math:mo math:stretchy="false">=</math:mo>
        <math:mi math:fontstyle="italic">Dose</math:mi>
      </math:mrow>
      <math:mi math:fontstyle="italic">for</math:mi>
      <math:mi math:fontstyle="italic">child</math:mi>
    </math:mrow>
    <math:annotation math:encoding="StarMath 5.0">{{Weight (%in pounds) times Adult dose} over {150 (average weight %of adult %in pounds)}} = Dose for child</math:annotation>
  </math:semantics>
</math:math>
</file>

<file path=Object 26/content.xml><?xml version="1.0" encoding="utf-8"?>
<!DOCTYPE math  PUBLIC '-//OpenOffice.org//DTD Modified W3C MathML 1.01//EN'  'math.dtd'>
<math:math xmlns:math="http://www.w3.org/1998/Math/MathML">
  <math:semantics>
    <math:mrow>
      <math:mrow>
        <math:mfrac>
          <math:mi math:fontstyle="italic">Age</math:mi>
          <math:mrow>
            <math:mi math:fontstyle="italic">Age</math:mi>
            <math:mo math:stretchy="false">+</math:mo>
            <math:mn>12</math:mn>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Age} over {Age + 12}} times Adult dose = Dose for child</math:annotation>
  </math:semantics>
</math:math>
</file>

<file path=Object 27/content.xml><?xml version="1.0" encoding="utf-8"?>
<math xmlns="http://www.w3.org/1998/Math/MathML">
  <semantics>
    <mrow>
      <mrow>
        <mfrac>
          <mrow>
            <mi mathvariant="italic">Age</mi>
            <mrow>
              <mrow>
                <mo stretchy="false">(</mo>
                <mrow>
                  <mi mathvariant="italic">in</mi>
                  <mi mathvariant="italic">months</mi>
                </mrow>
                <mo stretchy="false">)</mo>
              </mrow>
              <mi mathvariant="normal">×</mi>
              <mi mathvariant="italic">Adult</mi>
            </mrow>
            <mi mathvariant="italic">dose</mi>
          </mrow>
          <mrow>
            <mn>150</mn>
            <mi mathvariant="italic">months</mi>
          </mrow>
        </mfrac>
        <mi mathvariant="normal">=</mi>
        <mi mathvariant="italic">Dose</mi>
      </mrow>
      <mi mathvariant="italic">for</mi>
      <mi mathvariant="italic">infant</mi>
    </mrow>
    <annotation encoding="StarMath 5.0">{{Age (%in months) times Adult dose} over {150 months}} = Dose for infant</annotation>
  </semantics>
</math>
</file>

<file path=Object 28/content.xml><?xml version="1.0" encoding="utf-8"?>
<math xmlns="http://www.w3.org/1998/Math/MathML">
  <semantics>
    <mrow>
      <mrow>
        <mfrac>
          <mrow>
            <mi mathvariant="italic">Age</mi>
            <mi mathvariant="italic">at</mi>
            <mi mathvariant="italic">next</mi>
            <mi mathvariant="italic">birthday</mi>
            <mrow>
              <mrow>
                <mo stretchy="false">(</mo>
                <mrow>
                  <mi mathvariant="italic">in</mi>
                  <mi mathvariant="italic">years</mi>
                </mrow>
                <mo stretchy="false">)</mo>
              </mrow>
              <mi mathvariant="normal">×</mi>
              <mi mathvariant="italic">Adult</mi>
            </mrow>
            <mi mathvariant="italic">dose</mi>
          </mrow>
          <mrow>
            <mn>24</mn>
            <mi mathvariant="italic">years</mi>
          </mrow>
        </mfrac>
        <mi mathvariant="normal">=</mi>
        <mi mathvariant="italic">Dose</mi>
      </mrow>
      <mi mathvariant="italic">for</mi>
      <mi mathvariant="italic">child</mi>
    </mrow>
    <annotation encoding="StarMath 5.0">{{Age at next birthday (%in years) times Adult dose} over {24 years}} = Dose for child</annotation>
  </semantics>
</math>
</file>

<file path=Object 29/content.xml><?xml version="1.0" encoding="utf-8"?>
<!DOCTYPE math  PUBLIC '-//OpenOffice.org//DTD Modified W3C MathML 1.01//EN'  'math.dtd'>
<math:math xmlns:math="http://www.w3.org/1998/Math/MathML">
  <math:semantics>
    <math:mrow>
      <math:mrow>
        <math:mfrac>
          <math:mrow>
            <math:mi math:fontstyle="italic">Child</math:mi>
            <math:mi>'</math:mi>
            <math:mi>s</math:mi>
            <math:mi math:fontstyle="italic">BSA</math:mi>
          </math:mrow>
          <math:mrow>
            <math:mn>1.73</math:mn>
            <math:msup>
              <math:mi>m</math:mi>
              <math:mn>2</math:mn>
            </math:msup>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Child's BSA} over {1.73 m^2}} times Adult dose = Dose for child</math:annotation>
  </math:semantics>
</math:math>
</file>

<file path=Object 3/content.xml><?xml version="1.0" encoding="utf-8"?>
<!DOCTYPE math  PUBLIC '-//OpenOffice.org//DTD Modified W3C MathML 1.01//EN'  'math.dtd'>
<math:math xmlns:math="http://www.w3.org/1998/Math/MathML">
  <math:semantics>
    <math:mrow>
      <math:mfrac>
        <math:mrow>
          <math:mn>5</math:mn>
          <math:mtext/>
          <math:mi>g</math:mi>
        </math:mrow>
        <math:mrow>
          <math:mn>100</math:mn>
          <math:mtext/>
          <math:mi math:fontstyle="italic">mL</math:mi>
        </math:mrow>
      </math:mfrac>
      <math:mo math:stretchy="false">=</math:mo>
      <math:mfrac>
        <math:mi>N</math:mi>
        <math:mrow>
          <math:mn>500</math:mn>
          <math:mtext/>
          <math:mi math:fontstyle="italic">mL</math:mi>
        </math:mrow>
      </math:mfrac>
    </math:mrow>
    <math:annotation math:encoding="StarMath 5.0">{5% g} over {100% mL} = {N} over {500% mL}</math:annotation>
  </math:semantics>
</math:math>
</file>

<file path=Object 30/content.xml><?xml version="1.0" encoding="utf-8"?>
<math xmlns="http://www.w3.org/1998/Math/MathML">
  <semantics>
    <msqrt>
      <mfrac>
        <mrow>
          <mrow>
            <mi>weight</mi>
            <mtext>in</mtext>
            <mi>kg</mi>
          </mrow>
          <mo stretchy="false">×</mo>
          <mrow>
            <mi>height</mi>
            <mtext>in</mtext>
            <mi>cm</mi>
          </mrow>
        </mrow>
        <mn>3600</mn>
      </mfrac>
    </msqrt>
    <annotation encoding="StarMath 5.0">sqrt{{{weight "in" kg} times {height "in" cm}} over {3600}}</annotation>
  </semantics>
</math>
</file>

<file path=Object 4/content.xml><?xml version="1.0" encoding="utf-8"?>
<!DOCTYPE math  PUBLIC '-//OpenOffice.org//DTD Modified W3C MathML 1.01//EN'  'math.dtd'>
<math:math xmlns:math="http://www.w3.org/1998/Math/MathML">
  <math:semantics>
    <math:mrow>
      <math:mrow>
        <math:mi>N</math:mi>
        <math:mo math:stretchy="false">=</math:mo>
        <math:mn>25</math:mn>
      </math:mrow>
      <math:mtext/>
      <math:mi>g</math:mi>
    </math:mrow>
    <math:annotation math:encoding="StarMath 5.0">N = 25% g</math:annotation>
  </math:semantics>
</math:math>
</file>

<file path=Object 5/content.xml><?xml version="1.0" encoding="utf-8"?>
<!DOCTYPE math  PUBLIC '-//OpenOffice.org//DTD Modified W3C MathML 1.01//EN'  'math.dtd'>
<math:math xmlns:math="http://www.w3.org/1998/Math/MathML">
  <math:semantics>
    <math:mrow>
      <math:mfrac>
        <math:mrow>
          <math:mn>25</math:mn>
          <math:mtext/>
          <math:mi>g</math:mi>
        </math:mrow>
        <math:mrow>
          <math:mn>100</math:mn>
          <math:mtext/>
          <math:mi math:fontstyle="italic">mL</math:mi>
        </math:mrow>
      </math:mfrac>
      <math:mo math:stretchy="false">=</math:mo>
      <math:mfrac>
        <math:mrow>
          <math:mn>25</math:mn>
          <math:mtext/>
          <math:mi>g</math:mi>
        </math:mrow>
        <math:mi>N</math:mi>
      </math:mfrac>
    </math:mrow>
    <math:annotation math:encoding="StarMath 5.0">{25% g} over {100% mL} = {25% g} over {N}</math:annotation>
  </math:semantics>
</math:math>
</file>

<file path=Object 6/content.xml><?xml version="1.0" encoding="utf-8"?>
<!DOCTYPE math  PUBLIC '-//OpenOffice.org//DTD Modified W3C MathML 1.01//EN'  'math.dtd'>
<math:math xmlns:math="http://www.w3.org/1998/Math/MathML">
  <math:semantics>
    <math:mrow>
      <math:mi>N</math:mi>
      <math:mo math:stretchy="false">=</math:mo>
      <math:mstyle math:fontweight="bold">
        <math:mrow>
          <math:mrow>
            <math:mn>100</math:mn>
            <math:mtext/>
            <math:mi math:fontstyle="italic">mL</math:mi>
          </math:mrow>
        </math:mrow>
      </math:mstyle>
    </math:mrow>
    <math:annotation math:encoding="StarMath 5.0">N = bold {100% mL}</math:annotation>
  </math:semantics>
</math:math>
</file>

<file path=Object 7/content.xml><?xml version="1.0" encoding="utf-8"?>
<!DOCTYPE math  PUBLIC '-//OpenOffice.org//DTD Modified W3C MathML 1.01//EN'  'math.dtd'>
<math:math xmlns:math="http://www.w3.org/1998/Math/MathML">
  <math:semantics>
    <math:mrow>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o math:stretchy="false">=</math:mo>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annotation math:encoding="StarMath 5.0">{(25"%") (Q_1)} = {(5"%") (500% mL)} </math:annotation>
  </math:semantics>
</math:math>
</file>

<file path=Object 8/content.xml><?xml version="1.0" encoding="utf-8"?>
<!DOCTYPE math  PUBLIC '-//OpenOffice.org//DTD Modified W3C MathML 1.01//EN'  'math.dtd'>
<math:math xmlns:math="http://www.w3.org/1998/Math/MathML">
  <math:semantics>
    <math:mrow>
      <math:mfrac>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row>
          <math:mn>25</math:mn>
          <math:mtext>%</math:mtext>
        </math:mrow>
      </math:mfrac>
      <math:mo math:stretchy="false">=</math:mo>
      <math:mfrac>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mn>25</math:mn>
          <math:mtext>%</math:mtext>
        </math:mrow>
      </math:mfrac>
    </math:mrow>
    <math:annotation math:encoding="StarMath 5.0">{{( overstrike {25"%"}) (Q_1)} over {overstrike {25"%"}}} = {{(5"%") (500% mL)} over {25"%"}}</math:annotation>
  </math:semantics>
</math:math>
</file>

<file path=Object 9/content.xml><?xml version="1.0" encoding="utf-8"?>
<!DOCTYPE math  PUBLIC '-//OpenOffice.org//DTD Modified W3C MathML 1.01//EN'  'math.dtd'>
<math:math xmlns:math="http://www.w3.org/1998/Math/MathML">
  <math:semantics>
    <math:mrow>
      <math:msub>
        <math:mi>Q</math:mi>
        <math:mn>1</math:mn>
      </math:msub>
      <math:mo math:stretchy="false">=</math:mo>
      <math:mstyle math:fontweight="bold">
        <math:mrow>
          <math:mrow>
            <math:mn>100</math:mn>
            <math:mtext/>
            <math:mi math:fontstyle="italic">mL</math:mi>
          </math:mrow>
        </math:mrow>
      </math:mstyle>
    </math:mrow>
    <math:annotation math:encoding="StarMath 5.0">Q_1 = bold {100% mL} </math:annotation>
  </math:semantics>
</math:math>
</file>